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cm" draw:marker-start-width="0.275cm" draw:marker-end-width="0.275cm" draw:fill="solid" draw:fill-color="#ffff99" draw:textarea-horizontal-align="justify" draw:textarea-vertical-align="top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dash" draw:stroke-dash="Ultrafine_20_Dashed" svg:stroke-color="#000000" draw:fill="solid" draw:fill-color="#ffffcc" draw:textarea-horizontal-align="center" draw:textarea-vertical-align="top" draw:auto-grow-height="false"/>
    </style:style>
    <style:style style:name="gr3" style:family="graphic" style:parent-style-name="standard">
      <style:graphic-properties draw:stroke="dash" draw:stroke-dash="Ultrafine_20_Dashed" svg:stroke-color="#008000" draw:fill="solid" draw:fill-color="#e5ffe5" draw:textarea-horizontal-align="right" draw:textarea-vertical-align="top" draw:auto-grow-height="false"/>
    </style:style>
    <style:style style:name="gr4" style:family="graphic" style:parent-style-name="standard">
      <style:graphic-properties draw:stroke="dash" draw:stroke-dash="Ultrafine_20_Dashed" svg:stroke-color="#008000" draw:fill="solid" draw:fill-color="#e5ffe5" draw:textarea-horizontal-align="left" draw:textarea-vertical-align="top" draw:auto-grow-height="false"/>
    </style:style>
    <style:style style:name="gr5" style:family="graphic" style:parent-style-name="standard">
      <style:graphic-properties svg:stroke-width="0.05cm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="Arrow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marker-start-width="0.275cm" draw:marker-end-width="0.275cm" draw:fill="solid" draw:fill-color="#aecf00" draw:textarea-horizontal-align="justify" draw:textarea-vertical-align="middle" draw:auto-grow-height="false"/>
    </style:style>
    <style:style style:name="gr8" style:family="graphic" style:parent-style-name="standard">
      <style:graphic-properties draw:stroke="solid" draw:stroke-dash="Ultrafine_20_Dashed" svg:stroke-width="0.05cm" draw:marker-start-width="0.35cm" draw:marker-end-width="0.35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Ultrafine_20_Dashed" draw:fill="solid" draw:fill-color="#ffff99" draw:textarea-horizontal-align="justify" draw:textarea-vertical-align="middle" draw:auto-grow-height="false"/>
    </style:style>
    <style:style style:name="gr12" style:family="graphic" style:parent-style-name="standard">
      <style:graphic-properties draw:stroke="solid" draw:stroke-dash="Ultrafine_20_Dashed" svg:stroke-width="0cm" draw:marker-start-width="0.2cm" draw:marker-end-width="0.2cm" draw:fill="solid" draw:fill-color="#ffff99" draw:textarea-horizontal-align="justify" draw:textarea-vertical-align="middle" draw:auto-grow-height="false" fo:padding-top="0.125cm" fo:padding-bottom="0.125cm" fo:padding-left="0.25cm" fo:padding-right="0.25cm"/>
    </style:style>
    <style:style style:name="gr13" style:family="graphic" style:parent-style-name="standard">
      <style:graphic-properties draw:stroke="dash" draw:stroke-dash="Ultrafine_20_Dashed" svg:stroke-color="#cccc00" draw:fill="solid" draw:fill-color="#ffffcc" draw:opacity="20%" draw:textarea-horizontal-align="center" draw:textarea-vertical-align="top" draw:auto-grow-height="false" draw:shadow-opacity="20%"/>
    </style:style>
    <style:style style:name="gr14" style:family="graphic" style:parent-style-name="standard">
      <style:graphic-properties draw:stroke="dash" draw:stroke-dash="Ultrafine_20_Dashed" svg:stroke-color="#00ae00" draw:fill="solid" draw:fill-color="#e5ffe5" draw:opacity="50%" draw:textarea-horizontal-align="left" draw:textarea-vertical-align="top" draw:auto-grow-height="false" draw:shadow-opacity="50%"/>
    </style:style>
    <style:style style:name="gr15" style:family="graphic" style:parent-style-name="standard">
      <style:graphic-properties draw:stroke="solid" draw:stroke-dash="Ultrafine_20_Dashed" svg:stroke-color="#800000" draw:fill="solid" draw:fill-color="#ffff99" draw:textarea-horizontal-align="justify" draw:textarea-vertical-align="middle" draw:auto-grow-height="false"/>
    </style:style>
    <style:style style:name="gr16" style:family="graphic" style:parent-style-name="standard">
      <style:graphic-properties svg:stroke-width="0.05cm" svg:stroke-color="#800000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008000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solid" draw:stroke-dash="Ultrafine_20_Dashed" svg:stroke-color="#000080" draw:fill="solid" draw:fill-color="#ffff99" draw:textarea-horizontal-align="justify" draw:textarea-vertical-align="middle" draw:auto-grow-height="false"/>
    </style:style>
    <style:style style:name="gr19" style:family="graphic" style:parent-style-name="standard">
      <style:graphic-properties svg:stroke-width="0.05cm" svg:stroke-color="#000080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dash" draw:stroke-dash="Ultrafine_20_Dashed" svg:stroke-width="0.05cm" svg:stroke-color="#008000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solid" draw:stroke-dash="Ultrafine_20_Dashed" svg:stroke-color="#000080" draw:fill="solid" draw:fill-color="#83caff" draw:opacity="30%" draw:textarea-horizontal-align="center" draw:textarea-vertical-align="top" draw:auto-grow-height="false" draw:shadow-opacity="30%"/>
    </style:style>
    <style:style style:name="gr22" style:family="graphic" style:parent-style-name="standard">
      <style:graphic-properties svg:stroke-color="#000080" draw:textarea-horizontal-align="justify" draw:textarea-vertical-align="middle" draw:auto-grow-height="false"/>
    </style:style>
    <style:style style:name="gr23" style:family="graphic" style:parent-style-name="standard">
      <style:graphic-properties svg:stroke-width="0cm" svg:stroke-color="#808080" draw:marker-start="" draw:marker-start-width="0.3cm" draw:marker-end="Arrow" draw:marker-end-width="0.2cm" draw:textarea-horizontal-align="center" draw:textarea-vertical-align="middle" fo:padding-top="0.125cm" fo:padding-bottom="0.125cm" fo:padding-left="0.25cm" fo:padding-right="0.25cm"/>
    </style:style>
    <style:style style:name="gr24" style:family="graphic" style:parent-style-name="standard">
      <style:graphic-properties svg:stroke-width="0cm" svg:stroke-color="#808080" draw:marker-start="Arrow" draw:marker-start-width="0.2cm" draw:marker-end="" draw:marker-end-width="0.2cm" draw:textarea-horizontal-align="center" draw:textarea-vertical-align="middle" fo:padding-top="0.125cm" fo:padding-bottom="0.125cm" fo:padding-left="0.25cm" fo:padding-right="0.25cm"/>
    </style:style>
    <style:style style:name="gr25" style:family="graphic" style:parent-style-name="standard">
      <style:graphic-properties draw:stroke="solid" draw:stroke-dash="Ultrafine_20_Dashed" svg:stroke-width="0.05cm" svg:stroke-color="#800000" draw:marker-start-width="0.275cm" draw:marker-end-width="0.275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cm" svg:stroke-color="#800000" draw:marker-start-width="0.275cm" draw:marker-end="Arrow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000000" draw:marker-end="Arrow" draw:marker-end-width="0.2cm" draw:fill="none" draw:textarea-horizontal-align="center" draw:textarea-vertical-align="middle"/>
    </style:style>
    <style:style style:name="gr28" style:family="graphic">
      <style:graphic-properties draw:stroke="dash" draw:stroke-dash="Ultrafine_20_Dashed" svg:stroke-color="#cccc00" draw:fill="solid" draw:fill-color="#ffffcc" draw:opacity="20%" draw:textarea-horizontal-align="center" draw:textarea-vertical-align="top" draw:auto-grow-height="false" draw:shadow-opacity="20%"/>
    </style:style>
    <style:style style:name="gr29" style:family="graphic">
      <style:graphic-properties draw:stroke="dash" draw:stroke-dash="Ultrafine_20_Dashed" svg:stroke-color="#00ae00" draw:fill="solid" draw:fill-color="#e5ffe5" draw:opacity="50%" draw:textarea-horizontal-align="left" draw:textarea-vertical-align="top" draw:auto-grow-height="false" draw:shadow-opacity="50%"/>
    </style:style>
    <style:style style:name="gr30" style:family="graphic">
      <style:graphic-properties draw:fill="solid" draw:fill-color="#aecf00" draw:textarea-horizontal-align="justify" draw:textarea-vertical-align="middle" draw:auto-grow-height="false"/>
    </style:style>
    <style:style style:name="gr31" style:family="graphic">
      <style:graphic-properties draw:stroke="solid" draw:stroke-dash="Ultrafine_20_Dashed" svg:stroke-color="#800000" draw:fill="solid" draw:fill-color="#ffff99" draw:textarea-horizontal-align="justify" draw:textarea-vertical-align="middle" draw:auto-grow-height="false"/>
    </style:style>
    <style:style style:name="gr32" style:family="graphic">
      <style:graphic-properties draw:stroke="solid" draw:stroke-dash="Ultrafine_20_Dashed" svg:stroke-color="#000080" draw:fill="solid" draw:fill-color="#ffff99" draw:textarea-horizontal-align="justify" draw:textarea-vertical-align="middle" draw:auto-grow-height="false"/>
    </style:style>
    <style:style style:name="gr33" style:family="graphic" style:parent-style-name="standard">
      <style:graphic-properties svg:stroke-color="#800000" draw:fill="solid" draw:fill-color="#ff950e" draw:opacity="40%" draw:textarea-horizontal-align="justify" draw:textarea-vertical-align="middle" draw:auto-grow-height="false" draw:shadow-opacity="40%"/>
    </style:style>
    <style:style style:name="gr34" style:family="graphic">
      <style:graphic-properties draw:stroke="solid" draw:stroke-dash="Ultrafine_20_Dashed" svg:stroke-width="0cm" draw:marker-start-width="0.2cm" draw:marker-end-width="0.2cm" draw:fill="solid" draw:fill-color="#ffff99" draw:textarea-horizontal-align="justify" draw:textarea-vertical-align="middle" draw:auto-grow-height="false" fo:padding-top="0.125cm" fo:padding-bottom="0.125cm" fo:padding-left="0.25cm" fo:padding-right="0.25cm"/>
    </style:style>
    <style:style style:name="gr35" style:family="graphic" style:parent-style-name="objectwithoutfill">
      <style:graphic-properties draw:stroke="dash" draw:stroke-dash="Dashed_20__28_var_29_" svg:stroke-width="0.2cm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36" style:family="graphic" style:parent-style-name="standard">
      <style:graphic-properties draw:stroke="dash" draw:stroke-dash="Fine_20_Dashed" svg:stroke-width="0.2cm" svg:stroke-color="#008000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37" style:family="graphic" style:parent-style-name="standard">
      <style:graphic-properties draw:stroke="dash" draw:stroke-dash="Fine_20_Dashed_20__28_var_29_" svg:stroke-color="#808080" draw:fill="none" draw:fill-color="#ffffff" draw:textarea-horizontal-align="left" draw:auto-grow-height="true" draw:auto-grow-width="true" fo:min-height="0.558cm" fo:min-width="4.947cm" fo:padding-top="0.225cm" fo:padding-bottom="0.225cm" fo:padding-left="0.35cm" fo:padding-right="0.35cm"/>
    </style:style>
    <style:style style:name="gr38" style:family="graphic" style:parent-style-name="objectwithoutfill">
      <style:graphic-properties svg:stroke-width="0.1cm" svg:stroke-color="#00000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8cm" fo:min-width="6.678cm"/>
    </style:style>
    <style:style style:name="gr40" style:family="graphic" style:parent-style-name="standard">
      <style:graphic-properties draw:stroke="dash" draw:stroke-dash="Fine_20_Dashed_20__28_var_29_" svg:stroke-color="#000000" draw:fill="none" draw:fill-color="#ffffff" draw:textarea-horizontal-align="left" draw:auto-grow-height="true" draw:auto-grow-width="true" fo:min-height="0.558cm" fo:min-width="11.152cm" fo:padding-top="0.225cm" fo:padding-bottom="0.225cm" fo:padding-left="0.35cm" fo:padding-right="0.3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6.678cm"/>
    </style:style>
    <style:style style:name="gr42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cm" fo:min-width="0cm"/>
    </style:style>
    <style:style style:name="gr43" style:family="graphic" style:parent-style-name="standard">
      <style:graphic-properties draw:stroke="dash" draw:stroke-dash="Fine_20_Dashed_20__28_var_29_" svg:stroke-color="#000080" draw:fill="none" draw:fill-color="#ffffff" draw:textarea-horizontal-align="left" draw:auto-grow-height="true" draw:auto-grow-width="true" fo:min-height="0.558cm" fo:min-width="11.152cm" fo:padding-top="0.225cm" fo:padding-bottom="0.225cm" fo:padding-left="0.35cm" fo:padding-right="0.35cm"/>
    </style:style>
    <style:style style:name="gr44" style:family="graphic" style:parent-style-name="objectwithoutfill">
      <style:graphic-properties svg:stroke-width="0.1cm" svg:stroke-color="#00008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45" style:family="graphic" style:parent-style-name="objectwithoutfill">
      <style:graphic-properties svg:stroke-width="0.1cm" svg:stroke-color="#80808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46" style:family="graphic" style:parent-style-name="standard">
      <style:graphic-properties draw:stroke="dash" draw:stroke-dash="Fine_20_Dashed_20__28_var_29_" svg:stroke-color="#800000" draw:fill="none" draw:fill-color="#ffffff" draw:textarea-horizontal-align="left" draw:auto-grow-height="true" draw:auto-grow-width="true" fo:min-height="0.558cm" fo:min-width="11.152cm" fo:padding-top="0.225cm" fo:padding-bottom="0.225cm" fo:padding-left="0.35cm" fo:padding-right="0.35cm"/>
    </style:style>
    <style:style style:name="gr47" style:family="graphic" style:parent-style-name="objectwithoutfill">
      <style:graphic-properties svg:stroke-width="0.1cm" svg:stroke-color="#80000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48" style:family="graphic" style:parent-style-name="objectwithoutfill">
      <style:graphic-properties svg:stroke-width="0.1cm" svg:stroke-color="#0000ff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objectwithoutfill">
      <style:graphic-properties svg:stroke-width="0.1cm" svg:stroke-color="#808080" draw:marker-start="Arrow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50" style:family="graphic" style:parent-style-name="objectwithoutfill">
      <style:graphic-properties svg:stroke-width="0.1cm" svg:stroke-color="#ff000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51" style:family="graphic" style:parent-style-name="standard">
      <style:graphic-properties draw:fill="solid" draw:fill-color="#e6e6ff" draw:textarea-horizontal-align="left" draw:textarea-vertical-align="middle" draw:auto-grow-height="false"/>
    </style:style>
    <style:style style:name="gr52" style:family="graphic" style:parent-style-name="standard">
      <style:graphic-properties draw:fill-color="#e6e6e6" draw:textarea-horizontal-align="right" draw:textarea-vertical-align="top" draw:auto-grow-height="false"/>
    </style:style>
    <style:style style:name="gr53" style:family="graphic" style:parent-style-name="standard">
      <style:graphic-properties svg:stroke-color="#000080" draw:textarea-horizontal-align="justify" draw:textarea-vertical-align="middle" draw:auto-grow-height="false"/>
    </style:style>
    <style:style style:name="gr54" style:family="graphic" style:parent-style-name="standard">
      <style:graphic-properties draw:stroke="dash" draw:stroke-dash="Fine_20_Dashed_20__28_var_29_" svg:stroke-color="#000000" draw:fill="none" draw:fill-color="#ffffff" draw:textarea-horizontal-align="left" draw:auto-grow-height="true" draw:auto-grow-width="true" fo:min-height="0.558cm" fo:min-width="12.719cm" fo:padding-top="0.225cm" fo:padding-bottom="0.225cm" fo:padding-left="0.35cm" fo:padding-right="0.35cm"/>
    </style:style>
    <style:style style:name="gr55" style:family="graphic" style:parent-style-name="standard">
      <style:graphic-properties svg:stroke-color="#000080" draw:fill="solid" draw:fill-color="#0000ff" draw:textarea-horizontal-align="justify" draw:textarea-vertical-align="middle" draw:auto-grow-height="false"/>
    </style:style>
    <style:style style:name="gr56" style:family="graphic" style:parent-style-name="objectwithoutfill">
      <style:graphic-properties draw:stroke="dash" draw:stroke-dash="Ultrafine_20_Dashed" svg:stroke-width="0.051cm" svg:stroke-color="#000000" draw:marker-start-width="0.277cm" draw:marker-end="Arrow" draw:marker-end-width="0.277cm" draw:fill="none" draw:textarea-horizontal-align="center" draw:textarea-vertical-align="middle" fo:padding-top="0.151cm" fo:padding-bottom="0.151cm" fo:padding-left="0.276cm" fo:padding-right="0.276cm"/>
    </style:style>
    <style:style style:name="gr57" style:family="graphic" style:parent-style-name="objectwithoutfill">
      <style:graphic-properties svg:stroke-width="0.1cm" svg:stroke-color="#000000" draw:marker-start="Arrow" draw:marker-start-width="0.35cm" draw:marker-end="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58" style:family="graphic" style:parent-style-name="standard">
      <style:graphic-properties draw:stroke="solid" draw:stroke-dash="Ultrafine_20_Dashed" svg:stroke-width="0cm" draw:marker-start-width="0.275cm" draw:marker-end-width="0.275cm" draw:fill="solid" draw:fill-color="#ffff99" draw:textarea-horizontal-align="justify" draw:textarea-vertical-align="top" draw:auto-grow-height="false" fo:padding-top="0.025cm" fo:padding-bottom="0.125cm" fo:padding-left="0.25cm" fo:padding-right="0.25cm"/>
    </style:style>
    <style:style style:name="gr5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0" style:family="graphic" style:parent-style-name="standard">
      <style:graphic-properties draw:stroke="dash" draw:stroke-dash="Ultrafine_20_Dashed" svg:stroke-width="0cm" draw:marker-start-width="0.275cm" draw:marker-end-width="0.275cm" draw:fill="none" draw:fill-color="#ffff99" draw:textarea-horizontal-align="justify" draw:textarea-vertical-align="top" draw:auto-grow-height="false" fo:padding-top="0.025cm" fo:padding-bottom="0.125cm" fo:padding-left="0.25cm" fo:padding-right="0.25cm"/>
    </style:style>
    <style:style style:name="gr61" style:family="graphic" style:parent-style-name="objectwithoutfill">
      <style:graphic-properties draw:stroke="dash" draw:stroke-dash="Ultrafine_20_Dashed" svg:stroke-width="0.05cm" draw:marker-start-width="0.2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62" style:family="graphic" style:parent-style-name="standard">
      <style:graphic-properties draw:stroke="dash" draw:stroke-dash="Ultrafine_20_Dashed" svg:stroke-color="#008000" draw:fill="solid" draw:fill-color="#e5ffe5" draw:textarea-horizontal-align="center" draw:textarea-vertical-align="middle" draw:auto-grow-height="false"/>
    </style:style>
    <style:style style:name="gr63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4" style:family="graphic" style:parent-style-name="standard">
      <style:graphic-properties draw:stroke="solid" draw:stroke-dash="Ultrafine_20_Dashed" svg:stroke-color="#000080" draw:fill="solid" draw:fill-color="#83caff" draw:opacity="70%" draw:textarea-horizontal-align="center" draw:textarea-vertical-align="top" draw:auto-grow-height="false" draw:shadow-opacity="70%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2.584cm"/>
    </style:style>
    <style:style style:name="gr67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-color="#99cc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-color="#99cc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-color="#99cc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-color="#99cc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co1" style:family="table-column">
      <style:table-column-properties style:column-width="2.22cm" style:use-optimal-column-width="false"/>
    </style:style>
    <style:style style:name="co2" style:family="table-column">
      <style:table-column-properties style:column-width="2.97cm" style:use-optimal-column-width="false"/>
    </style:style>
    <style:style style:name="co3" style:family="table-column">
      <style:table-column-properties style:column-width="6.185cm" style:use-optimal-column-width="false"/>
    </style:style>
    <style:style style:name="ro1" style:family="table-row">
      <style:table-row-properties style:row-height="0.68cm"/>
    </style:style>
    <style:style style:name="ro2" style:family="table-row">
      <style:table-row-properties style:row-height="0.972cm"/>
    </style:style>
    <style:style style:name="ce1" style:family="table-cell">
      <style:graphic-properties draw:fill="solid" draw:fill-color="#ccffff" style:repeat="repeat"/>
      <style:paragraph-properties fo:border="0.57pt solid #000080"/>
      <style:text-properties fo:color="#00008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ce2" style:family="table-cell">
      <style:graphic-properties draw:fill="solid" draw:fill-color="#ffffff" style:repeat="repeat"/>
      <style:paragraph-properties fo:border="0.57pt solid #000080"/>
      <style:text-properties fo:color="#00008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ce3" style:family="table-cell">
      <style:graphic-properties draw:fill="solid" draw:fill-color="#ffffff" style:repeat="repeat"/>
      <style:paragraph-properties fo:border="0.57pt solid #000080"/>
      <style:text-properties fo:color="#000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color="#000080"/>
    </style:style>
    <style:style style:name="P7" style:family="paragraph">
      <style:text-properties fo:color="#808080" fo:font-size="10pt" style:font-size-asian="10pt" style:font-size-complex="10pt"/>
    </style:style>
    <style:style style:name="P8" style:family="paragraph">
      <style:paragraph-properties fo:text-align="center"/>
      <style:text-properties fo:color="#800000" fo:font-size="12pt" style:font-size-asian="12pt" style:font-size-complex="12pt"/>
    </style:style>
    <style:style style:name="P9" style:family="paragraph">
      <style:text-properties fo:color="#800000" fo:font-size="10pt" style:font-size-asian="10pt" style:font-size-complex="10pt"/>
    </style:style>
    <style:style style:name="P10" style:family="paragraph">
      <style:paragraph-properties fo:text-align="center"/>
      <style:text-properties fo:font-size="12pt"/>
    </style:style>
    <style:style style:name="P11" style:family="paragraph">
      <style:paragraph-properties fo:text-align="start"/>
      <style:text-properties fo:font-size="12pt"/>
    </style:style>
    <style:style style:name="P12" style:family="paragraph">
      <style:text-properties fo:font-size="10pt"/>
    </style:style>
    <style:style style:name="P13" style:family="paragraph">
      <style:text-properties fo:color="#80808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P14" style:family="paragraph">
      <style:text-properties fo:color="#808080"/>
    </style:style>
    <style:style style:name="P15" style:family="paragraph">
      <style:text-properties fo:color="#00000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P16" style:family="paragraph">
      <style:text-properties style:use-window-font-color="true"/>
    </style:style>
    <style:style style:name="P17" style:family="paragraph">
      <style:text-properties fo:color="#008000" fo:font-weight="bold" style:font-weight-asian="bold" style:font-weight-complex="bold"/>
    </style:style>
    <style:style style:name="P18" style:family="paragraph">
      <style:text-properties fo:color="#00008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P19" style:family="paragraph">
      <style:text-properties fo:color="#000080"/>
    </style:style>
    <style:style style:name="P20" style:family="paragraph">
      <style:text-properties fo:color="#80000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P21" style:family="paragraph">
      <style:text-properties fo:color="#800000"/>
    </style:style>
    <style:style style:name="P22" style:family="paragraph">
      <style:text-properties fo:color="#008000"/>
    </style:style>
    <style:style style:name="P23" style:family="paragraph">
      <style:text-properties fo:color="#808080" fo:font-size="18pt"/>
    </style:style>
    <style:style style:name="P24" style:family="paragraph">
      <style:text-properties fo:font-size="18pt"/>
    </style:style>
    <style:style style:name="P25" style:family="paragraph">
      <style:text-properties style:use-window-font-color="true" fo:font-size="18pt"/>
    </style:style>
    <style:style style:name="P26" style:family="paragraph">
      <style:text-properties fo:color="#008000" fo:font-size="18pt" fo:font-weight="bold" style:font-weight-asian="bold" style:font-weight-complex="bold"/>
    </style:style>
    <style:style style:name="P27" style:family="paragraph">
      <style:text-properties fo:color="#000080" fo:font-size="18pt"/>
    </style:style>
    <style:style style:name="P28" style:family="paragraph">
      <style:text-properties fo:color="#800000" fo:font-size="18pt"/>
    </style:style>
    <style:style style:name="P29" style:family="paragraph">
      <style:text-properties fo:color="#008000" fo:font-size="18pt"/>
    </style:style>
    <style:style style:name="P30" style:family="paragraph">
      <style:text-properties fo:color="#ff0000"/>
    </style:style>
    <style:style style:name="P31" style:family="paragraph">
      <style:text-properties fo:color="#0000ff"/>
    </style:style>
    <style:style style:name="P32" style:family="paragraph">
      <style:paragraph-properties fo:text-align="center"/>
      <style:text-properties fo:color="#cccccc" fo:font-size="10.5pt" style:font-size-asian="10.5pt" style:font-size-complex="10.5pt"/>
    </style:style>
    <style:style style:name="P33" style:family="paragraph">
      <style:paragraph-properties fo:text-align="center"/>
      <style:text-properties fo:font-weight="bold" style:font-weight-asian="bold" style:font-weight-complex="bold"/>
    </style:style>
    <style:style style:name="P34" style:family="paragraph">
      <style:text-properties fo:color="#000080" fo:font-weight="bold" style:font-weight-asian="bold" style:font-weight-complex="bold"/>
    </style:style>
    <style:style style:name="P35" style:family="paragraph">
      <style:text-properties fo:font-size="12pt" fo:font-weight="bold" style:font-size-asian="12pt" style:font-weight-asian="bold" style:font-size-complex="12pt" style:font-weight-complex="bold"/>
    </style:style>
    <style:style style:name="P36" style:family="paragraph">
      <style:paragraph-properties fo:text-align="start"/>
      <style:text-properties fo:font-size="10pt" style:font-size-asian="10pt" style:font-size-complex="10pt"/>
    </style:style>
    <style:style style:name="P37" style:family="paragraph">
      <style:text-properties fo:font-size="10pt" fo:font-weight="bold" style:font-size-asian="10pt" style:font-weight-asian="bold" style:font-size-complex="10pt" style:font-weight-complex="bold"/>
    </style:style>
    <style:style style:name="P3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DejaVu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family="'Courier New'" style:font-family-generic="modern" style:font-pitch="fixed" fo:font-size="7pt" fo:font-weight="bold" style:font-size-asian="7pt" style:font-weight-asian="bold" style:font-size-complex="7pt" style:font-weight-complex="bold"/>
    </style:style>
    <style:style style:name="T4" style:family="text">
      <style:text-properties fo:font-family="'Courier New'" style:font-family-generic="modern" style:font-pitch="fixed" fo:font-size="7pt" style:font-size-asian="7pt" style:font-size-complex="7pt"/>
    </style:style>
    <style:style style:name="T5" style:family="text">
      <style:text-properties style:use-window-font-color="true" fo:font-family="'Courier New'" style:font-family-generic="modern" style:font-pitch="fixed" fo:font-size="7pt" style:font-size-asian="7pt" style:font-size-complex="7pt"/>
    </style:style>
    <style:style style:name="T6" style:family="text">
      <style:text-properties style:use-window-font-color="true" fo:font-family="'Courier New'" style:font-family-generic="modern" style:font-pitch="fixed" fo:font-size="7pt" fo:font-weight="normal" style:font-size-asian="7pt" style:font-weight-asian="normal" style:font-size-complex="7pt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family="'Courier New'" style:font-family-generic="modern" style:font-pitch="fixed" fo:font-size="8pt" style:font-size-asian="8pt" style:font-size-complex="8pt"/>
    </style:style>
    <style:style style:name="T9" style:family="text">
      <style:text-properties style:use-window-font-color="true" fo:font-family="'Courier New'" style:font-family-generic="modern" style:font-pitch="fixed" fo:font-size="7pt" fo:font-weight="bold" style:font-size-asian="7pt" style:font-weight-asian="bold" style:font-size-complex="7pt" style:font-weight-complex="bold"/>
    </style:style>
    <style:style style:name="T10" style:family="text">
      <style:text-properties fo:color="#008000" fo:font-family="'Courier New'" style:font-family-generic="modern" style:font-pitch="fixed" fo:font-size="7pt" fo:font-weight="normal" style:font-size-asian="7pt" style:font-weight-asian="normal" style:font-size-complex="7pt" style:font-weight-complex="normal"/>
    </style:style>
    <style:style style:name="T11" style:family="text">
      <style:text-properties fo:color="#008000" fo:font-family="'Courier New'" style:font-family-generic="modern" style:font-pitch="fixed" fo:font-size="7pt" fo:font-weight="bold" style:font-size-asian="7pt" style:font-weight-asian="bold" style:font-size-complex="7pt" style:font-weight-complex="bold"/>
    </style:style>
    <style:style style:name="T12" style:family="text">
      <style:text-properties fo:color="#000000" fo:font-family="'Courier New'" style:font-family-generic="modern" style:font-pitch="fixed" fo:font-size="7pt" fo:font-weight="normal" style:font-size-asian="7pt" style:font-weight-asian="normal" style:font-size-complex="7pt" style:font-weight-complex="normal"/>
    </style:style>
    <style:style style:name="T13" style:family="text">
      <style:text-properties fo:color="#008000" fo:font-family="'Courier New'" style:font-family-generic="modern" style:font-pitch="fixed" fo:font-size="8pt" fo:font-weight="bold" style:font-size-asian="8pt" style:font-weight-asian="bold" style:font-size-complex="8pt" style:font-weight-complex="bold"/>
    </style:style>
    <style:style style:name="T14" style:family="text">
      <style:text-properties fo:color="#800000" fo:font-family="'Courier New'" style:font-family-generic="modern" style:font-pitch="fixed" fo:font-size="7pt" style:font-size-asian="7pt" style:font-size-complex="7pt"/>
    </style:style>
    <style:style style:name="T15" style:family="text">
      <style:text-properties fo:color="#800000" fo:font-family="'Courier New'" style:font-family-generic="modern" style:font-pitch="fixed" fo:font-size="7pt" fo:font-weight="bold" style:font-size-asian="7pt" style:font-weight-asian="bold" style:font-size-complex="7pt" style:font-weight-complex="bold"/>
    </style:style>
    <style:style style:name="T16" style:family="text">
      <style:text-properties fo:color="#000080" fo:font-family="'Courier New'" style:font-family-generic="modern" style:font-pitch="fixed" fo:font-size="7pt" style:font-size-asian="7pt" style:font-size-complex="7pt"/>
    </style:style>
    <style:style style:name="T17" style:family="text">
      <style:text-properties fo:color="#000080" fo:font-family="'Courier New'" style:font-family-generic="modern" style:font-pitch="fixed" fo:font-size="7pt" fo:font-weight="bold" style:font-size-asian="7pt" style:font-weight-asian="bold" style:font-size-complex="7pt" style:font-weight-complex="bold"/>
    </style:style>
    <style:style style:name="T18" style:family="text">
      <style:text-properties fo:color="#008000" fo:font-family="'Courier New'" style:font-family-generic="modern" style:font-pitch="fixed" fo:font-size="7pt" style:font-size-asian="7pt" style:font-size-complex="7pt"/>
    </style:style>
    <style:style style:name="T19" style:family="text">
      <style:text-properties fo:color="#008000" fo:font-family="'Courier New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000080" fo:font-size="12pt" style:font-size-asian="12pt" style:font-size-complex="12pt"/>
    </style:style>
    <style:style style:name="T21" style:family="text">
      <style:text-properties fo:color="#808080" fo:font-size="10pt" style:font-size-asian="10pt" style:font-size-complex="10pt"/>
    </style:style>
    <style:style style:name="T22" style:family="text">
      <style:text-properties fo:color="#800000" fo:font-size="12pt" style:font-size-asian="12pt" style:font-size-complex="12pt"/>
    </style:style>
    <style:style style:name="T23" style:family="text">
      <style:text-properties fo:color="#800000" fo:font-size="6pt" style:font-size-asian="6pt" style:font-size-complex="6pt"/>
    </style:style>
    <style:style style:name="T24" style:family="text">
      <style:text-properties fo:color="#800000" fo:font-family="'Courier New'" style:font-family-generic="modern" style:font-pitch="fixed" fo:font-size="8pt" style:font-size-asian="8pt" style:font-size-complex="8pt"/>
    </style:style>
    <style:style style:name="T25" style:family="text">
      <style:text-properties fo:color="#800000" fo:font-size="10pt" style:font-size-asian="10pt" style:font-size-complex="10pt"/>
    </style:style>
    <style:style style:name="T26" style:family="text">
      <style:text-properties fo:color="#800000" fo:font-family="'Courier New'" style:font-family-generic="modern" style:font-pitch="fixed" fo:font-size="7pt" fo:font-weight="bold" style:font-size-asian="7pt" style:font-weight-asian="bold" style:font-size-complex="7pt" style:font-weight-complex="bold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family="'Courier New'" style:font-family-generic="modern" style:font-pitch="fixed" fo:font-size="9pt" style:font-size-asian="9pt" style:font-size-complex="9pt"/>
    </style:style>
    <style:style style:name="T29" style:family="text">
      <style:text-properties fo:color="#800000" fo:font-family="'Courier New'" style:font-family-generic="modern" style:font-pitch="fixed" fo:font-size="9pt" style:font-size-asian="9pt" style:font-size-complex="9pt"/>
    </style:style>
    <style:style style:name="T30" style:family="text">
      <style:text-properties fo:color="#800000" fo:font-family="'Courier New'" style:font-family-generic="modern" style:font-pitch="fixed" fo:font-size="9pt" fo:font-weight="bold" style:font-size-asian="9pt" style:font-weight-asian="bold" style:font-size-complex="9pt" style:font-weight-complex="bold"/>
    </style:style>
    <style:style style:name="T31" style:family="text">
      <style:text-properties fo:color="#000080" fo:font-family="'Courier New'" style:font-family-generic="modern" style:font-pitch="fixed" fo:font-size="9pt" style:font-size-asian="9pt" style:font-size-complex="9pt"/>
    </style:style>
    <style:style style:name="T32" style:family="text">
      <style:text-properties fo:color="#000080" fo:font-family="'Courier New'" style:font-family-generic="modern" style:font-pitch="fixed" fo:font-size="9pt" fo:font-weight="bold" style:font-size-asian="9pt" style:font-weight-asian="bold" style:font-size-complex="9pt" style:font-weight-complex="bold"/>
    </style:style>
    <style:style style:name="T33" style:family="text">
      <style:text-properties fo:color="#008000" fo:font-family="'Courier New'" style:font-family-generic="modern" style:font-pitch="fixed" fo:font-size="9pt" fo:font-weight="bold" style:font-size-asian="9pt" style:font-weight-asian="bold" style:font-size-complex="9pt" style:font-weight-complex="bold"/>
    </style:style>
    <style:style style:name="T34" style:family="text">
      <style:text-properties fo:font-family="'Courier New'" style:font-family-generic="modern" style:font-pitch="fixed" fo:font-size="9pt" fo:font-weight="bold" style:font-size-asian="9pt" style:font-weight-asian="bold" style:font-size-complex="9pt" style:font-weight-complex="bold"/>
    </style:style>
    <style:style style:name="T35" style:family="text">
      <style:text-properties fo:color="#008000" fo:font-family="'Courier New'" style:font-family-generic="modern" style:font-pitch="fixed" fo:font-size="9pt" fo:font-weight="bold" style:font-size-asian="9pt" style:font-weight-asian="bold" style:font-size-complex="9pt" style:font-weight-complex="bold"/>
    </style:style>
    <style:style style:name="T36" style:family="text">
      <style:text-properties fo:color="#80808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37" style:family="text">
      <style:text-properties fo:color="#808080" fo:font-size="15pt" style:font-size-asian="15pt" style:font-size-complex="15pt"/>
    </style:style>
    <style:style style:name="T38" style:family="text">
      <style:text-properties fo:color="#808080" fo:font-size="11pt" style:font-size-asian="11pt" style:font-size-complex="11pt"/>
    </style:style>
    <style:style style:name="T39" style:family="text">
      <style:text-properties fo:color="#00000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40" style:family="text">
      <style:text-properties style:use-window-font-color="true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41" style:family="text">
      <style:text-properties fo:color="#00008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42" style:family="text">
      <style:text-properties style:use-window-font-color="true" fo:font-size="15pt" style:font-size-asian="15pt" style:font-size-complex="15pt"/>
    </style:style>
    <style:style style:name="T43" style:family="text">
      <style:text-properties style:use-window-font-color="true" fo:font-size="11pt" style:font-size-asian="11pt" style:font-size-complex="11pt"/>
    </style:style>
    <style:style style:name="T44" style:family="text">
      <style:text-properties fo:color="#008000" fo:font-size="14pt" fo:font-weight="bold" style:font-size-asian="14pt" style:font-weight-asian="bold" style:font-size-complex="14pt" style:font-weight-complex="bold"/>
    </style:style>
    <style:style style:name="T45" style:family="text">
      <style:text-properties fo:color="#80000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46" style:family="text">
      <style:text-properties fo:color="#0000ff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47" style:family="text">
      <style:text-properties fo:color="#000080" fo:font-size="15pt" style:font-size-asian="15pt" style:font-size-complex="15pt"/>
    </style:style>
    <style:style style:name="T48" style:family="text">
      <style:text-properties fo:color="#000080" fo:font-size="11pt" style:font-size-asian="11pt" style:font-size-complex="11pt"/>
    </style:style>
    <style:style style:name="T49" style:family="text">
      <style:text-properties fo:color="#808080" fo:font-size="12pt" style:font-size-asian="12pt" style:font-size-complex="12pt"/>
    </style:style>
    <style:style style:name="T50" style:family="text">
      <style:text-properties fo:color="#ff000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51" style:family="text">
      <style:text-properties fo:color="#800000" fo:font-size="15pt" style:font-size-asian="15pt" style:font-size-complex="15pt"/>
    </style:style>
    <style:style style:name="T52" style:family="text">
      <style:text-properties fo:color="#800000" fo:font-size="11pt" style:font-size-asian="11pt" style:font-size-complex="11pt"/>
    </style:style>
    <style:style style:name="T53" style:family="text">
      <style:text-properties fo:color="#008000" fo:font-size="11pt" style:font-size-asian="11pt" style:font-size-complex="11pt"/>
    </style:style>
    <style:style style:name="T54" style:family="text">
      <style:text-properties fo:color="#0000ff" fo:font-size="11pt" style:font-size-asian="11pt" style:font-size-complex="11pt"/>
    </style:style>
    <style:style style:name="T55" style:family="text">
      <style:text-properties fo:color="#ff0000" fo:font-size="11pt" style:font-size-asian="11pt" style:font-size-complex="11pt"/>
    </style:style>
    <style:style style:name="T56" style:family="text">
      <style:text-properties fo:color="#ff0000" fo:font-size="15pt" style:font-size-asian="15pt" style:font-size-complex="15pt"/>
    </style:style>
    <style:style style:name="T57" style:family="text">
      <style:text-properties fo:color="#0000ff" fo:font-size="15pt" style:font-size-asian="15pt" style:font-size-complex="15pt"/>
    </style:style>
    <style:style style:name="T58" style:family="text">
      <style:text-properties fo:font-size="10.5pt" style:font-size-asian="10.5pt" style:font-size-complex="10.5pt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color="#000080" fo:font-size="16pt" fo:font-weight="bold" style:font-size-asian="16pt" style:font-weight-asian="bold" style:font-size-complex="16pt" style:font-weight-complex="bold"/>
    </style:style>
    <style:style style:name="T61" style:family="text">
      <style:text-properties fo:font-size="12pt" fo:font-weight="bold" style:font-size-asian="12pt" style:font-weight-asian="bold" style:font-size-complex="12pt" style:font-weight-complex="bold"/>
    </style:style>
    <style:style style:name="T62" style:family="text">
      <style:text-properties fo:color="#000000" fo:font-family="'Courier New'" style:font-family-generic="modern" style:font-pitch="fixed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6.35cm" svg:height="8.15cm" svg:x="1.762cm" svg:y="1.486cm">
          <draw:glue-point draw:id="4" svg:x="2.351cm" svg:y="-5cm"/>
          <draw:glue-point draw:id="5" svg:x="-2.11cm" svg:y="-5cm"/>
          <text:p text:style-name="P1"><text:span text:style-name="T1">User</text:span><text:span text:style-name="T1"><text:line-break/></text:span><text:span text:style-name="T2"> </text:span></text:p>
          <text:p text:style-name="P2"><text:span text:style-name="T3">oid = 8c048b2e-...-001e8c717e5b</text:span></text:p>
          <text:p text:style-name="P2"><text:span text:style-name="T4">name = ”jack”</text:span><text:span text:style-name="T4"><text:line-break/></text:span><text:span text:style-name="T4">fullName = ”Jack Sparrow”</text:span><text:span text:style-name="T4"><text:line-break/></text:span><text:span text:style-name="T4">givenName = ”Jack”</text:span><text:span text:style-name="T4"><text:line-break/></text:span><text:span text:style-name="T4">familyName = ”Sparrow”</text:span></text:p>
          <text:p text:style-name="P2"><text:span text:style-name="T4">honorificPrefix = ”Cpt.”</text:span></text:p>
          <text:p text:style-name="P2"><text:span text:style-name="T5">emailAddress = ”</text:span><text:span text:style-name="T5"><text:a xlink:href="mailto:jack@blackpearl.com" xlink:type="simple">jack@blackpearl.com</text:a></text:span><text:span text:style-name="T5">”</text:span><text:span text:style-name="T4"><text:line-break/></text:span><text:span text:style-name="T4">employeeType = ”intern”</text:span></text:p>
          <text:p text:style-name="P2"><text:span text:style-name="T4">locality = ”Tortuga”</text:span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><text:line-break/></text:span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><text:line-break/></text:span><text:span text:style-name="T4"/></text:p>
          <text:p text:style-name="P2"><text:span text:style-name="T6">accountRef oid=f792ad4e-...</text:span><text:span text:style-name="T6"><text:line-break/></text:span><text:span text:style-name="T6">accountRef oid=148f22be-...</text:span></text:p>
          <draw:enhanced-geometry svg:viewBox="0 0 21600 21600" draw:path-stretchpoint-x="10800" draw:path-stretchpoint-y="10800" draw:text-areas="?f3 ?f4 ?f5 ?f6" draw:type="round-rectangle" draw:modifiers="2445.34718941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6.35cm" svg:height="5.864cm" svg:x="9.382cm" svg:y="1.486cm">
          <draw:glue-point draw:id="4" svg:x="2.351cm" svg:y="-5cm"/>
          <draw:glue-point draw:id="5" svg:x="-2.11cm" svg:y="-5cm"/>
          <text:p text:style-name="P1"><text:span text:style-name="T1">User</text:span><text:span text:style-name="T1"><text:line-break/></text:span><text:span text:style-name="T2"> </text:span></text:p>
          <text:p text:style-name="P2"><text:span text:style-name="T3">oid = 8c048b2e-...-001e8c717e5b</text:span></text:p>
          <text:p text:style-name="P2"><text:span text:style-name="T4">name = ”jack”</text:span><text:span text:style-name="T4"><text:line-break/></text:span><text:span text:style-name="T4">fullName = ”Jack Sparrow”</text:span><text:span text:style-name="T4"><text:line-break/></text:span><text:span text:style-name="T4">givenName = ”Jack”</text:span><text:span text:style-name="T4"><text:line-break/></text:span><text:span text:style-name="T4">familyName = ”Sparrow”</text:span></text:p>
          <text:p text:style-name="P2"><text:span text:style-name="T4">honorificPrefix = ”Cpt.”</text:span></text:p>
          <text:p text:style-name="P2"><text:span text:style-name="T5">emailAddress = ”</text:span><text:span text:style-name="T5"><text:a xlink:href="mailto:jack@blackpearl.com" xlink:type="simple">jack@blackpearl.com</text:a></text:span><text:span text:style-name="T5">”</text:span><text:span text:style-name="T4"><text:line-break/></text:span><text:span text:style-name="T4">employeeType = ”intern”</text:span></text:p>
          <text:p text:style-name="P2"><text:span text:style-name="T4">locality = ”Tortuga”</text:span><text:span text:style-name="T4"><text:line-break/></text:span><text:span text:style-name="T4">acctivation:</text:span><text:span text:style-name="T4"><text:line-break/></text:span><text:span text:style-name="T4"> <text:s/>enabled = true</text:span></text:p>
          <text:p text:style-name="P2"><text:span text:style-name="T4">credentials:</text:span><text:span text:style-name="T4"><text:line-break/></text:span><text:span text:style-name="T4"> <text:s/>password:</text:span></text:p>
          <text:p text:style-name="P2"><text:span text:style-name="T4"><text:s text:c="4"/></text:span><text:span text:style-name="T4">value: (encrypted data)</text:span><text:span text:style-name="T4"><text:line-break/></text:span><text:span text:style-name="T6">accountRef oid=f792ad4e-...</text:span><text:span text:style-name="T6"><text:line-break/></text:span><text:span text:style-name="T6">accountRef oid=148f22be-...</text:span></text:p>
          <draw:enhanced-geometry svg:viewBox="0 0 21600 21600" draw:path-stretchpoint-x="10800" draw:path-stretchpoint-y="10800" draw:text-areas="?f3 ?f4 ?f5 ?f6" draw:type="round-rectangle" draw:modifiers="2445.34718941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802cm" svg:height="1.016cm" svg:x="2.056cm" svg:y="5.318cm">
          <draw:glue-point draw:id="4" svg:x="2.351cm" svg:y="-5cm"/>
          <draw:glue-point draw:id="5" svg:x="-2.11cm" svg:y="-5cm"/>
          <text:p text:style-name="P2"><text:span text:style-name="T7">activation</text:span><text:span text:style-name="T2"> </text:span><text:span text:style-name="T6"><text:line-break/></text:span><text:span text:style-name="T6">enabled = true</text:span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802cm" svg:height="2.032cm" svg:x="2.056cm" svg:y="6.588cm">
          <draw:glue-point draw:id="4" svg:x="2.351cm" svg:y="-5cm"/>
          <draw:glue-point draw:id="5" svg:x="-2.11cm" svg:y="-5cm"/>
          <text:p text:style-name="P2"><text:span text:style-name="T7">credentials</text:span><text:span text:style-name="T2"> </text:span><text:span text:style-name="T6"><text:line-break/></text:span><text:span text:style-name="T6"/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294cm" svg:height="1.016cm" svg:x="2.33cm" svg:y="7.35cm">
          <draw:glue-point draw:id="4" svg:x="2.351cm" svg:y="-5cm"/>
          <draw:glue-point draw:id="5" svg:x="-2.11cm" svg:y="-5cm"/>
          <text:p text:style-name="P2"><text:span text:style-name="T7">password</text:span><text:span text:style-name="T2"> </text:span><text:span text:style-name="T6"><text:line-break/></text:span><text:span text:style-name="T6">value = (encrypted data)</text:span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2" draw:text-style-name="P3" draw:layer="layout" svg:width="4.572cm" svg:height="5.842cm" svg:x="8.366cm" svg:y="1.762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064cm" svg:height="3.302cm" svg:x="14.716cm" svg:y="3.794cm">
          <text:p text:style-name="P1"><text:span text:style-name="T1">Resource B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588cm" svg:height="3.302cm" svg:x="1cm" svg:y="3.794cm"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9.509cm" svg:y1="3.968cm" svg:x2="6.109cm" svg:y2="6.081cm" draw:start-shape="id1" draw:end-shape="id2" draw:end-glue-point="1" svg:d="m9509 3968c-2566 0-867 2113-3400 2113" svg:viewBox="0 0 3401 2114">
          <text:p/>
        </draw:connector>
        <draw:connector draw:style-name="gr6" draw:text-style-name="P1" draw:layer="layout" draw:type="curve" svg:x1="15.195cm" svg:y1="6.082cm" svg:x2="11.795cm" svg:y2="3.968cm" draw:start-shape="id3" draw:start-glue-point="3" draw:end-shape="id1" draw:end-glue-point="1" svg:d="m15195 6082c-2530 0-831-2114-3400-2114" svg:viewBox="0 0 3401 2115">
          <text:p/>
        </draw:connector>
        <draw:custom-shape draw:style-name="gr7" draw:text-style-name="P3" xml:id="id2" draw:id="id2" draw:layer="layout" svg:width="4.63cm" svg:height="1.519cm" svg:x="1.479cm" svg:y="5.322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" draw:id="id1" draw:layer="layout" svg:width="2.286cm" svg:height="2.054cm" svg:x="9.509cm" svg:y="2.941cm">
          <draw:glue-point draw:id="4" svg:x="2.351cm" svg:y="-5cm"/>
          <draw:glue-point draw:id="5" svg:x="-2.11cm" svg:y="-5cm"/>
          <text:p text:style-name="P1"><text:span text:style-name="T1">User</text:span><text:span text:style-name="T1"><text:line-break/></text:span><text:span text:style-name="T2"> </text:span></text:p>
          <text:p text:style-name="P1"><text:span text:style-name="T8">sparr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3" draw:id="id3" draw:layer="layout" svg:width="3.106cm" svg:height="1.519cm" svg:x="15.195cm" svg:y="5.323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j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out" svg:width="1.027cm" svg:height="0.645cm" svg:x="7.339cm" svg:y="3.657cm">
          <draw:text-box>
            <text:p><text:span text:style-name="T7">link</text:span></text:p>
          </draw:text-box>
        </draw:frame>
        <draw:frame draw:style-name="gr9" draw:text-style-name="P5" draw:layer="layout" svg:width="1.027cm" svg:height="0.645cm" svg:x="12.938cm" svg:y="3.658cm">
          <draw:text-box>
            <text:p><text:span text:style-name="T7">link</text:span></text:p>
          </draw:text-box>
        </draw:frame>
      </draw:page>
      <draw:page draw:name="page3" draw:style-name="dp1" draw:master-page-name="Default">
        <draw:custom-shape draw:style-name="gr2" draw:text-style-name="P3" draw:layer="layout" svg:width="7.874cm" svg:height="5.842cm" svg:x="7.35cm" svg:y="1.762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064cm" svg:height="3.302cm" svg:x="15.732cm" svg:y="3.794cm">
          <text:p text:style-name="P1"><text:span text:style-name="T1">Resource B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588cm" svg:height="3.302cm" svg:x="1cm" svg:y="3.794cm"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6" draw:id="id6" draw:layer="layout" svg:width="4.63cm" svg:height="1.519cm" svg:x="1.45cm" svg:y="5.323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5" draw:id="id5" draw:layer="layout" svg:width="2.054cm" svg:height="1.524cm" svg:x="7.836cm" svg:y="5.318cm">
          <text:p text:style-name="P1"><text:span text:style-name="T1">Account</text:span><text:span text:style-name="T1"><text:line-break/></text:span><text:span text:style-name="T1">Shad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7" draw:id="id7" draw:layer="layout" svg:width="2.054cm" svg:height="1.524cm" svg:x="12.662cm" svg:y="5.318cm">
          <text:p text:style-name="P1"><text:span text:style-name="T1">Account</text:span><text:span text:style-name="T1"><text:line-break/></text:span><text:span text:style-name="T1">Shad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4" draw:id="id4" draw:layer="layout" svg:width="2.286cm" svg:height="2.054cm" svg:x="10.144cm" svg:y="2.778cm">
          <draw:glue-point draw:id="4" svg:x="2.351cm" svg:y="-5cm"/>
          <draw:glue-point draw:id="5" svg:x="-2.11cm" svg:y="-5cm"/>
          <text:p text:style-name="P1"><text:span text:style-name="T1">User</text:span><text:span text:style-name="T1"><text:line-break/></text:span><text:span text:style-name="T2"> </text:span></text:p>
          <text:p text:style-name="P1"><text:span text:style-name="T8">sparr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8" draw:id="id8" draw:layer="layout" svg:width="3.106cm" svg:height="1.519cm" svg:x="16.494cm" svg:y="5.323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j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0.144cm" svg:y1="3.805cm" svg:x2="8.863cm" svg:y2="5.318cm" draw:start-shape="id4" draw:start-glue-point="3" draw:end-shape="id5" svg:d="m10144 3805c-854 0-1281 504-1281 1513" svg:viewBox="0 0 1282 1514">
          <text:p/>
        </draw:connector>
        <draw:connector draw:style-name="gr5" draw:text-style-name="P1" draw:layer="layout" draw:type="curve" svg:x1="7.836cm" svg:y1="6.08cm" svg:x2="6.08cm" svg:y2="6.082cm" draw:start-shape="id5" draw:start-glue-point="3" draw:end-shape="id6" draw:end-glue-point="1" svg:d="m7836 6080c-1315 0-438 2-1756 2" svg:viewBox="0 0 1757 3">
          <text:p/>
        </draw:connector>
        <draw:connector draw:style-name="gr5" draw:text-style-name="P1" draw:layer="layout" draw:type="curve" svg:x1="14.716cm" svg:y1="6.08cm" svg:x2="16.494cm" svg:y2="6.082cm" draw:start-shape="id7" draw:end-shape="id8" draw:end-glue-point="3" svg:d="m14716 6080c1335 0 446 2 1778 2" svg:viewBox="0 0 1779 3">
          <text:p/>
        </draw:connector>
        <draw:connector draw:style-name="gr5" draw:text-style-name="P1" draw:layer="layout" draw:type="curve" svg:x1="12.43cm" svg:y1="3.805cm" svg:x2="13.689cm" svg:y2="5.318cm" draw:start-shape="id4" draw:end-shape="id7" draw:end-glue-point="0" svg:d="m12430 3805c840 0 1259 504 1259 1513" svg:viewBox="0 0 1260 1514">
          <text:p/>
        </draw:connector>
        <draw:frame draw:style-name="gr9" draw:text-style-name="P5" draw:layer="layout" svg:width="2.28cm" svg:height="0.645cm" svg:x="7.864cm" svg:y="3.149cm">
          <draw:text-box>
            <text:p><text:span text:style-name="T7">accountRef</text:span></text:p>
          </draw:text-box>
        </draw:frame>
        <draw:frame draw:style-name="gr9" draw:text-style-name="P5" draw:layer="layout" svg:width="2.28cm" svg:height="0.645cm" svg:x="12.43cm" svg:y="3.15cm">
          <draw:text-box>
            <text:p><text:span text:style-name="T7">accountRef</text:span></text:p>
          </draw:text-box>
        </draw:frame>
      </draw:page>
      <draw:page draw:name="page4" draw:style-name="dp1" draw:master-page-name="Default">
        <draw:custom-shape draw:style-name="gr1" draw:text-style-name="P3" draw:layer="layout" svg:width="6.858cm" svg:height="8.404cm" svg:x="1.762cm" svg:y="1.486cm">
          <draw:glue-point draw:id="4" svg:x="2.351cm" svg:y="-5cm"/>
          <draw:glue-point draw:id="5" svg:x="-2.11cm" svg:y="-5cm"/>
          <text:p text:style-name="P1"><text:span text:style-name="T1">Account Shadow</text:span><text:span text:style-name="T1"><text:line-break/></text:span><text:span text:style-name="T2"> </text:span></text:p>
          <text:p text:style-name="P2"><text:span text:style-name="T9">oid = f792ad4e-...</text:span></text:p>
          <text:p text:style-name="P2"><text:span text:style-name="T6">name = ”jsparrow”</text:span><text:span text:style-name="T6"><text:line-break/></text:span><text:span text:style-name="T6">resourceRef oid=aa19d01e-...</text:span><text:span text:style-name="T6"><text:line-break/></text:span><text:span text:style-name="T6">objectClass = Account</text:span></text:p>
          <draw:enhanced-geometry svg:viewBox="0 0 21600 21600" draw:path-stretchpoint-x="10800" draw:path-stretchpoint-y="10800" draw:text-areas="?f3 ?f4 ?f5 ?f6" draw:type="round-rectangle" draw:modifiers="2445.34718941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802cm" svg:height="2.032cm" svg:x="2.29cm" svg:y="3.794cm">
          <draw:glue-point draw:id="4" svg:x="2.351cm" svg:y="-5cm"/>
          <draw:glue-point draw:id="5" svg:x="-2.11cm" svg:y="-5cm"/>
          <text:p text:style-name="P2"><text:span text:style-name="T7">attributes</text:span><text:span text:style-name="T2"> </text:span><text:span text:style-name="T6"><text:line-break/></text:span><text:span text:style-name="T10">icfs:uid = ”</text:span><text:span text:style-name="T11">uid=jsparrow,o=Caribbean</text:span><text:span text:style-name="T10">”</text:span><text:span text:style-name="T6"><text:line-break/></text:span><text:span text:style-name="T6">uid = ”jsparrow”</text:span><text:span text:style-name="T6"><text:line-break/></text:span><text:span text:style-name="T6">cn</text:span><text:span text:style-name="T12"> = ”Jack Sparrow”</text:span><text:span text:style-name="T12"><text:line-break/></text:span><text:span text:style-name="T12">sn = ”Sparrow”</text:span></text:p>
          <text:p text:style-name="P2"><text:span text:style-name="T12">givenName = ”Jack”</text:span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802cm" svg:height="1.016cm" svg:x="2.29cm" svg:y="6.08cm">
          <draw:glue-point draw:id="4" svg:x="2.351cm" svg:y="-5cm"/>
          <draw:glue-point draw:id="5" svg:x="-2.11cm" svg:y="-5cm"/>
          <text:p text:style-name="P2"><text:span text:style-name="T7">activation</text:span><text:span text:style-name="T2"> </text:span><text:span text:style-name="T6"><text:line-break/></text:span><text:span text:style-name="T6">enabled = true</text:span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802cm" svg:height="2.032cm" svg:x="2.29cm" svg:y="7.35cm">
          <draw:glue-point draw:id="4" svg:x="2.351cm" svg:y="-5cm"/>
          <draw:glue-point draw:id="5" svg:x="-2.11cm" svg:y="-5cm"/>
          <text:p text:style-name="P2"><text:span text:style-name="T7">credentials</text:span><text:span text:style-name="T2"> </text:span><text:span text:style-name="T6"><text:line-break/></text:span><text:span text:style-name="T6"/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294cm" svg:height="1.016cm" svg:x="2.564cm" svg:y="8.112cm">
          <draw:glue-point draw:id="4" svg:x="2.351cm" svg:y="-5cm"/>
          <draw:glue-point draw:id="5" svg:x="-2.11cm" svg:y="-5cm"/>
          <text:p text:style-name="P2"><text:span text:style-name="T7">password</text:span><text:span text:style-name="T2"> </text:span><text:span text:style-name="T6"><text:line-break/></text:span><text:span text:style-name="T6">value = (encrypted data)</text:span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Default">
        <draw:custom-shape draw:style-name="gr1" draw:text-style-name="P3" draw:layer="layout" svg:width="6.604cm" svg:height="8.404cm" svg:x="1.762cm" svg:y="1.486cm">
          <draw:glue-point draw:id="4" svg:x="2.351cm" svg:y="-5cm"/>
          <draw:glue-point draw:id="5" svg:x="-2.11cm" svg:y="-5cm"/>
          <text:p text:style-name="P1"><text:span text:style-name="T1">Resource</text:span><text:span text:style-name="T1"><text:line-break/></text:span><text:span text:style-name="T2"> </text:span></text:p>
          <text:p text:style-name="P2"><text:span text:style-name="T9">oid = aa19d01e-...</text:span></text:p>
          <text:p text:style-name="P2"><text:span text:style-name="T5">name = ”Resource A”</text:span></text:p>
          <draw:enhanced-geometry svg:viewBox="0 0 21600 21600" draw:path-stretchpoint-x="10800" draw:path-stretchpoint-y="10800" draw:text-areas="?f3 ?f4 ?f5 ?f6" draw:type="round-rectangle" draw:modifiers="2445.34718941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588cm" svg:height="2.032cm" svg:x="2.27cm" svg:y="4.302cm">
          <draw:glue-point draw:id="4" svg:x="2.351cm" svg:y="-5cm"/>
          <draw:glue-point draw:id="5" svg:x="-2.11cm" svg:y="-5cm"/>
          <text:p text:style-name="P2"><text:span text:style-name="T7">configuration</text:span><text:span text:style-name="T2"> </text:span><text:span text:style-name="T6"><text:line-break/></text:span><text:span text:style-name="T6">hostname = ”server1.example.com”</text:span><text:span text:style-name="T6"><text:line-break/></text:span><text:span text:style-name="T6">port = ”389”</text:span><text:span text:style-name="T6"><text:line-break/></text:span><text:span text:style-name="T6">baseContexts</text:span><text:span text:style-name="T12"> = ”o=Caribbean”</text:span><text:span text:style-name="T12"><text:line-break/></text:span><text:span text:style-name="T12">principal = ”cn=Directory Manager”</text:span><text:span text:style-name="T12"><text:line-break/></text:span><text:span text:style-name="T12">credentials = ...</text:span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588cm" svg:height="0.762cm" svg:x="2.27cm" svg:y="3.286cm">
          <draw:glue-point draw:id="4" svg:x="2.351cm" svg:y="-5cm"/>
          <draw:glue-point draw:id="5" svg:x="-2.11cm" svg:y="-5cm"/>
          <text:p text:style-name="P2"><text:span text:style-name="T7">connectorRef oid=....</text:span><text:span text:style-name="T2"> </text:span></text:p>
          <draw:enhanced-geometry svg:viewBox="0 0 21600 21600" draw:path-stretchpoint-x="10800" draw:path-stretchpoint-y="10800" draw:text-areas="?f3 ?f4 ?f5 ?f6" draw:type="round-rectangle" draw:modifiers="4133.158584534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588cm" svg:height="0.762cm" svg:x="2.27cm" svg:y="6.588cm">
          <draw:glue-point draw:id="4" svg:x="2.351cm" svg:y="-5cm"/>
          <draw:glue-point draw:id="5" svg:x="-2.11cm" svg:y="-5cm"/>
          <text:p text:style-name="P2"><text:span text:style-name="T1">schema</text:span></text:p>
          <draw:enhanced-geometry svg:viewBox="0 0 21600 21600" draw:path-stretchpoint-x="10800" draw:path-stretchpoint-y="10800" draw:text-areas="?f3 ?f4 ?f5 ?f6" draw:type="round-rectangle" draw:modifiers="3595.281782437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588cm" svg:height="0.762cm" svg:x="2.27cm" svg:y="7.604cm">
          <draw:glue-point draw:id="4" svg:x="2.351cm" svg:y="-5cm"/>
          <draw:glue-point draw:id="5" svg:x="-2.11cm" svg:y="-5cm"/>
          <text:p text:style-name="P2"><text:span text:style-name="T1">schemaHandling</text:span></text:p>
          <draw:enhanced-geometry svg:viewBox="0 0 21600 21600" draw:path-stretchpoint-x="10800" draw:path-stretchpoint-y="10800" draw:text-areas="?f3 ?f4 ?f5 ?f6" draw:type="round-rectangle" draw:modifiers="4133.158584534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588cm" svg:height="0.762cm" svg:x="2.27cm" svg:y="8.62cm">
          <draw:glue-point draw:id="4" svg:x="2.351cm" svg:y="-5cm"/>
          <draw:glue-point draw:id="5" svg:x="-2.11cm" svg:y="-5cm"/>
          <text:p text:style-name="P2"><text:span text:style-name="T1">synchronization</text:span></text:p>
          <draw:enhanced-geometry svg:viewBox="0 0 21600 21600" draw:path-stretchpoint-x="10800" draw:path-stretchpoint-y="10800" draw:text-areas="?f3 ?f4 ?f5 ?f6" draw:type="round-rectangle" draw:modifiers="3595.281782437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Default">
        <draw:custom-shape draw:style-name="gr13" draw:text-style-name="P3" draw:layer="layout" svg:width="11.684cm" svg:height="11.176cm" svg:x="7.858cm" svg:y="1.762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13" draw:id="id13" draw:layer="layout" svg:width="5.842cm" svg:height="7.62cm" svg:x="1cm" svg:y="5.318cm">
          <draw:glue-point draw:id="4" svg:x="5cm" svg:y="2.333cm"/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1" draw:id="id11" draw:layer="layout" svg:width="4.63cm" svg:height="1.519cm" svg:x="1.45cm" svg:y="6.588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13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10" draw:id="id10" draw:layer="layout" svg:width="6.372cm" svg:height="3.048cm" svg:x="8.344cm" svg:y="5.826cm">
          <text:p text:style-name="P1"><text:span text:style-name="T1">Account Shadow</text:span></text:p>
          <text:p text:style-name="P2"><text:span text:style-name="T4"><text:s/></text:span><text:span text:style-name="T1"><text:line-break/></text:span><text:span text:style-name="T14">oid = </text:span><text:span text:style-name="T15">f792ad4e-...</text:span></text:p>
          <text:p text:style-name="P2"><text:span text:style-name="T4">name = ”jsparrow”</text:span><text:span text:style-name="T4"><text:line-break/></text:span><text:span text:style-name="T16">resourceRef oid=</text:span><text:span text:style-name="T17">aa19d01e-...</text:span><text:span text:style-name="T4"><text:line-break/></text:span><text:span text:style-name="T4">objectClass = Account</text:span><text:span text:style-name="T4"><text:line-break/></text:span><text:span text:style-name="T4">attributes:</text:span><text:span text:style-name="T4"><text:line-break/></text:span><text:span text:style-name="T4"> <text:s/></text:span><text:span text:style-name="T18">icfs:uid = ”</text:span><text:span text:style-name="T11">uid=jsparrow,o=Caribbean</text:span><text:span text:style-name="T18">”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9" draw:id="id9" draw:layer="layout" svg:width="5.334cm" svg:height="2.54cm" svg:x="12.43cm" svg:y="2.778cm">
          <draw:glue-point draw:id="4" svg:x="2.351cm" svg:y="-5cm"/>
          <draw:glue-point draw:id="5" svg:x="-2.11cm" svg:y="-5cm"/>
          <text:p text:style-name="P1"><text:span text:style-name="T1">User</text:span></text:p>
          <text:p text:style-name="P2"><text:span text:style-name="T4"><text:s/></text:span><text:span text:style-name="T1"><text:line-break/></text:span><text:span text:style-name="T4">oid = 8c048b2e-...-001e8c717e5b</text:span></text:p>
          <text:p text:style-name="P2"><text:span text:style-name="T4">name = ”jack”</text:span><text:span text:style-name="T4"><text:line-break/></text:span><text:span text:style-name="T4">fullName = ”Jack Sparrow”</text:span><text:span text:style-name="T4"><text:line-break/></text:span><text:span text:style-name="T4">…</text:span><text:span text:style-name="T4"><text:line-break/></text:span><text:span text:style-name="T14">accountRef oid=</text:span><text:span text:style-name="T15">f792ad4e-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type="curve" svg:x1="12.43cm" svg:y1="4.048cm" svg:x2="11.53cm" svg:y2="5.826cm" draw:start-shape="id9" draw:start-glue-point="3" draw:end-shape="id10" svg:d="m12430 4048c-600 0-900 592-900 1778" svg:viewBox="0 0 901 1779">
          <text:p/>
        </draw:connector>
        <draw:connector draw:style-name="gr17" draw:text-style-name="P1" draw:layer="layout" draw:type="curve" svg:x1="8.344cm" svg:y1="7.35cm" svg:x2="6.08cm" svg:y2="7.347cm" draw:start-shape="id10" draw:start-glue-point="3" draw:end-shape="id11" draw:end-glue-point="1" svg:d="m8344 7350c-1696 0-565-3-2264-3" svg:viewBox="0 0 2265 4">
          <text:p/>
        </draw:connector>
        <draw:custom-shape draw:style-name="gr18" draw:text-style-name="P3" xml:id="id12" draw:id="id12" draw:layer="layout" svg:width="5.864cm" svg:height="3.048cm" svg:x="13.17cm" svg:y="9.382cm">
          <text:p text:style-name="P1"><text:span text:style-name="T1">Resource</text:span></text:p>
          <text:p text:style-name="P2"><text:span text:style-name="T4"><text:s/></text:span><text:span text:style-name="T1"><text:line-break/></text:span><text:span text:style-name="T16">oid = </text:span><text:span text:style-name="T17">aa19d01e-...</text:span></text:p>
          <text:p text:style-name="P2"><text:span text:style-name="T4">name = ”Resource A”</text:span><text:span text:style-name="T4"><text:line-break/></text:span><text:span text:style-name="T4">connectorRef oid=....</text:span><text:span text:style-name="T4"><text:line-break/></text:span><text:span text:style-name="T4">configuration:</text:span><text:span text:style-name="T4"><text:line-break/></text:span><text:span text:style-name="T4"> <text:s/>hostname = ”</text:span><text:span text:style-name="T11">server1.example.com</text:span><text:span text:style-name="T4">”</text:span><text:span text:style-name="T4"><text:line-break/></text:span><text:span text:style-name="T4"> <text:s/>port = ”389”</text:span><text:span text:style-name="T4"><text:line-break/></text:span><text:span text:style-name="T4"> <text:s/>…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curve" svg:x1="14.716cm" svg:y1="7.35cm" svg:x2="16.102cm" svg:y2="9.382cm" draw:start-shape="id10" draw:start-glue-point="1" draw:end-shape="id12" svg:d="m14716 7350c924 0 1386 677 1386 2032" svg:viewBox="0 0 1387 2033">
          <text:p/>
        </draw:connector>
        <draw:connector draw:style-name="gr20" draw:text-style-name="P1" draw:layer="layout" draw:type="curve" svg:x1="13.17cm" svg:y1="10.906cm" svg:x2="6.842cm" svg:y2="10.905cm" draw:start-shape="id12" draw:end-shape="id13" draw:end-glue-point="4" svg:d="m13170 10906c-4746 0-1582-1-6328-1" svg:viewBox="0 0 6329 2">
          <text:p/>
        </draw:connector>
        <draw:custom-shape draw:style-name="gr10" draw:text-style-name="P3" draw:layer="layout" svg:width="4.63cm" svg:height="1.519cm" svg:x="1.45cm" svg:y="6.589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11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Default">
        <draw:custom-shape draw:style-name="gr13" draw:text-style-name="P3" draw:layer="layout" svg:width="11.684cm" svg:height="10.668cm" svg:x="7.858cm" svg:y="1.508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16" draw:id="id16" draw:layer="layout" svg:width="5.842cm" svg:height="4.468cm" svg:x="1cm" svg:y="7.708cm">
          <draw:glue-point draw:id="4" svg:x="5cm" svg:y="2.333cm"/>
          <text:p text:style-name="P2"><text:span text:style-name="T1">Resource A (LDAP server)</text:span></text:p>
          <text:p text:style-name="P2"><text:span text:style-name="T19">server1.example.com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14" draw:id="id14" draw:layer="layout" svg:width="5.864cm" svg:height="3.048cm" svg:x="9.404cm" svg:y="2.524cm">
          <text:p text:style-name="P1"><text:span text:style-name="T1">Resource</text:span></text:p>
          <text:p text:style-name="P2"><text:span text:style-name="T4"><text:s/></text:span><text:span text:style-name="T1"><text:line-break/></text:span><text:span text:style-name="T16">oid = </text:span><text:span text:style-name="T17">aa19d01e-...</text:span></text:p>
          <text:p text:style-name="P2"><text:span text:style-name="T4">name = ”Resource A”</text:span><text:span text:style-name="T4"><text:line-break/></text:span><text:span text:style-name="T14">connectorRef oid=</text:span><text:span text:style-name="T15">b15342b0-...</text:span><text:span text:style-name="T4"><text:line-break/></text:span><text:span text:style-name="T4">configuration:</text:span><text:span text:style-name="T4"><text:line-break/></text:span><text:span text:style-name="T4"> <text:s/>hostname = ”</text:span><text:span text:style-name="T11">server1.example.com</text:span><text:span text:style-name="T4">”</text:span><text:span text:style-name="T4"><text:line-break/></text:span><text:span text:style-name="T4"> <text:s/>port = ”</text:span><text:span text:style-name="T18">389</text:span><text:span text:style-name="T4">”</text:span><text:span text:style-name="T4"><text:line-break/></text:span><text:span text:style-name="T4"> <text:s/>…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type="curve" svg:x1="12.336cm" svg:y1="5.572cm" svg:x2="14.219cm" svg:y2="6.842cm" draw:start-shape="id14" draw:end-shape="id15" draw:end-glue-point="0" svg:d="m12336 5572c0 954 1883 319 1883 1270" svg:viewBox="0 0 1884 1271">
          <text:p/>
        </draw:connector>
        <draw:connector draw:style-name="gr20" draw:text-style-name="P1" draw:layer="layout" draw:type="curve" svg:x1="9.404cm" svg:y1="4.048cm" svg:x2="3.921cm" svg:y2="7.708cm" draw:start-shape="id14" draw:start-glue-point="3" draw:end-shape="id16" draw:end-glue-point="0" svg:d="m9404 4048c-3656 0-5483 1220-5483 3660" svg:viewBox="0 0 5484 3661">
          <text:p/>
        </draw:connector>
        <draw:custom-shape draw:style-name="gr21" draw:text-style-name="P3" xml:id="id17" draw:id="id17" draw:layer="layout" svg:width="9.652cm" svg:height="1.27cm" svg:x="9.382cm" svg:y="10.652cm">
          <text:p text:style-name="P1"><text:span text:style-name="T1">OpenICF LDAP Connector v1.1.1.0</text:span><text:span text:style-name="T1"><text:line-break/></text:span><text:span text:style-name="T7">(Java Code)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15" draw:id="id15" draw:layer="layout" svg:width="9.674cm" svg:height="3.048cm" svg:x="9.382cm" svg:y="6.842cm">
          <text:p text:style-name="P1"><text:span text:style-name="T1">Connector</text:span></text:p>
          <text:p text:style-name="P2"><text:span text:style-name="T4"><text:s/></text:span><text:span text:style-name="T1"><text:line-break/></text:span><text:span text:style-name="T16">oid = </text:span><text:span text:style-name="T15">b15342b0-...</text:span></text:p>
          <text:p text:style-name="P2"><text:span text:style-name="T4">name = ”ICF LDAP Connector”</text:span><text:span text:style-name="T4"><text:line-break/></text:span><text:span text:style-name="T16">framework = ”</text:span><text:span text:style-name="T17">http://.../connector/icf-1</text:span><text:span text:style-name="T16">”</text:span><text:span text:style-name="T16"><text:line-break/></text:span><text:span text:style-name="T16">connectorType = ”</text:span><text:span text:style-name="T17">org.identityconnectors.ldap.LdapConnector</text:span><text:span text:style-name="T16">”</text:span><text:span text:style-name="T16"><text:line-break/></text:span><text:span text:style-name="T16">connectorVersion = ”</text:span><text:span text:style-name="T17">1.1.1.0</text:span><text:span text:style-name="T16">”</text:span><text:span text:style-name="T4"><text:line-break/></text:span><text:span text:style-name="T4">…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curve" svg:x1="14.219cm" svg:y1="9.89cm" svg:x2="14.208cm" svg:y2="10.652cm" draw:start-shape="id15" draw:start-glue-point="2" draw:end-shape="id17" draw:end-glue-point="0" svg:d="m14219 9890c0 573-11 192-11 762" svg:viewBox="0 0 12 763">
          <text:p/>
        </draw:connector>
        <draw:custom-shape draw:style-name="gr22" draw:text-style-name="P6" draw:layer="layout" svg:width="4.572cm" svg:height="1.27cm" svg:x="5.318cm" svg:y="10.652cm">
          <text:p text:style-name="P1"><text:span text:style-name="T20">LDAP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8" draw:style-name="dp1" draw:master-page-name="Default">
        <draw:custom-shape draw:style-name="gr2" draw:text-style-name="P3" draw:layer="layout" svg:width="4.572cm" svg:height="6.096cm" svg:x="8.366cm" svg:y="1.762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3" draw:id="id23" draw:layer="layout" svg:width="4.064cm" svg:height="3.81cm" svg:x="14.716cm" svg:y="3.794cm">
          <draw:glue-point draw:id="4" svg:x="-5cm" svg:y="3.333cm"/>
          <text:p text:style-name="P1"><text:span text:style-name="T1">Resource B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2" draw:id="id22" draw:layer="layout" svg:width="5.588cm" svg:height="4.064cm" svg:x="1cm" svg:y="3.794cm">
          <draw:glue-point draw:id="4" svg:x="5cm" svg:y="3.421cm"/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onnector draw:style-name="gr23" draw:text-style-name="P1" draw:layer="layout" draw:type="curve" svg:x1="9.509cm" svg:y1="3.968cm" svg:x2="6.109cm" svg:y2="6.081cm" draw:start-shape="id18" draw:end-shape="id19" draw:end-glue-point="1" svg:d="m9509 3968c-2548 0-849 2113-3400 2113" svg:viewBox="0 0 3401 2114">
          <text:p/>
        </draw:connector>
        <draw:connector draw:style-name="gr24" draw:text-style-name="P1" draw:layer="layout" draw:type="curve" svg:x1="15.195cm" svg:y1="6.082cm" svg:x2="11.795cm" svg:y2="3.968cm" draw:start-shape="id20" draw:start-glue-point="3" draw:end-shape="id18" draw:end-glue-point="1" svg:d="m15195 6082c-2548 0-849-2114-3400-2114" svg:viewBox="0 0 3401 2115">
          <text:p/>
        </draw:connector>
        <draw:custom-shape draw:style-name="gr10" draw:text-style-name="P3" xml:id="id19" draw:id="id19" draw:layer="layout" svg:width="4.63cm" svg:height="1.519cm" svg:x="1.479cm" svg:y="5.322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18" draw:id="id18" draw:layer="layout" svg:width="2.286cm" svg:height="2.054cm" svg:x="9.509cm" svg:y="2.941cm">
          <draw:glue-point draw:id="4" svg:x="2.351cm" svg:y="-5cm"/>
          <draw:glue-point draw:id="5" svg:x="-2.11cm" svg:y="-5cm"/>
          <text:p text:style-name="P1"><text:span text:style-name="T1">User</text:span><text:span text:style-name="T1"><text:line-break/></text:span><text:span text:style-name="T2"> </text:span></text:p>
          <text:p text:style-name="P1"><text:span text:style-name="T8">sparr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20" draw:id="id20" draw:layer="layout" svg:width="3.106cm" svg:height="1.519cm" svg:x="15.195cm" svg:y="5.323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j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7" draw:layer="layout" svg:width="1.027cm" svg:height="0.645cm" svg:x="7.339cm" svg:y="3.657cm">
          <draw:text-box>
            <text:p><text:span text:style-name="T21">link</text:span></text:p>
          </draw:text-box>
        </draw:frame>
        <draw:frame draw:style-name="gr9" draw:text-style-name="P7" draw:layer="layout" svg:width="1.027cm" svg:height="0.645cm" svg:x="12.938cm" svg:y="3.658cm">
          <draw:text-box>
            <text:p><text:span text:style-name="T21">link</text:span></text:p>
          </draw:text-box>
        </draw:frame>
        <draw:custom-shape draw:style-name="gr25" draw:text-style-name="P8" xml:id="id21" draw:id="id21" draw:layer="layout" svg:width="3.556cm" svg:height="1.292cm" svg:x="8.874cm" svg:y="6.058cm">
          <draw:glue-point draw:id="4" svg:x="2.351cm" svg:y="-5cm"/>
          <draw:glue-point draw:id="5" svg:x="-2.11cm" svg:y="-5cm"/>
          <text:p text:style-name="P1"><text:span text:style-name="T22">Role</text:span><text:span text:style-name="T22"><text:line-break/></text:span><text:span text:style-name="T23"> </text:span></text:p>
          <text:p text:style-name="P1"><text:span text:style-name="T24">Capt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draw:type="curve" svg:x1="8.874cm" svg:y1="6.704cm" svg:x2="6.588cm" svg:y2="7.216cm" draw:start-shape="id21" draw:start-glue-point="3" draw:end-shape="id22" draw:end-glue-point="4" svg:d="m8874 6704c-1732 0-590 512-2286 512" svg:viewBox="0 0 2287 513">
          <text:p/>
        </draw:connector>
        <draw:connector draw:style-name="gr26" draw:text-style-name="P1" draw:layer="layout" draw:type="curve" svg:x1="12.43cm" svg:y1="6.704cm" svg:x2="14.716cm" svg:y2="6.968cm" draw:start-shape="id21" draw:end-shape="id23" draw:end-glue-point="4" svg:d="m12430 6704c1734 0 591 264 2286 264" svg:viewBox="0 0 2287 265">
          <text:p/>
        </draw:connector>
        <draw:frame draw:style-name="gr9" draw:text-style-name="P9" draw:layer="layout" svg:width="1.734cm" svg:height="1.039cm" svg:x="6.632cm" svg:y="7.35cm">
          <draw:text-box>
            <text:p><text:span text:style-name="T25">Implies</text:span><text:span text:style-name="T25"><text:line-break/></text:span><text:span text:style-name="T25">account</text:span></text:p>
          </draw:text-box>
        </draw:frame>
        <draw:frame draw:style-name="gr9" draw:text-style-name="P9" draw:layer="layout" svg:width="1.734cm" svg:height="1.039cm" svg:x="13.02cm" svg:y="7.327cm">
          <draw:text-box>
            <text:p><text:span text:style-name="T25">Implies</text:span><text:span text:style-name="T25"><text:line-break/></text:span><text:span text:style-name="T25">account</text:span></text:p>
          </draw:text-box>
        </draw:frame>
        <draw:connector draw:style-name="gr27" draw:text-style-name="P1" draw:layer="layout" draw:type="curve" svg:x1="10.652cm" svg:y1="4.995cm" svg:x2="10.652cm" svg:y2="6.058cm" draw:start-shape="id18" draw:start-glue-point="2" draw:end-shape="id21" draw:end-glue-point="0" svg:d="m10652 4995v1063" svg:viewBox="0 0 1 1064">
          <text:p/>
        </draw:connector>
      </draw:page>
      <draw:page draw:name="page9" draw:style-name="dp1" draw:master-page-name="Default">
        <draw:custom-shape draw:style-name="gr28" draw:text-style-name="P3" draw:layer="Layout" svg:width="11.684cm" svg:height="8.382cm" svg:x="7.858cm" svg:y="4.556cm">
          <text:p text:style-name="P10"><text:span text:style-name="T1">mid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" xml:id="id27" draw:id="id27" draw:layer="Layout" svg:width="5.842cm" svg:height="7.62cm" svg:x="1cm" svg:y="5.318cm">
          <draw:glue-point draw:id="4" svg:x="5cm" svg:y="2.333cm"/>
          <text:p text:style-name="P10"><text:span text:style-name="T1">Resource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" xml:id="id25" draw:id="id25" draw:layer="Layout" svg:width="4.63cm" svg:height="1.519cm" svg:x="1.45cm" svg:y="6.588cm">
          <text:p text:style-name="P10"><text:span text:style-name="T1">Account</text:span><text:span text:style-name="T1"><text:line-break/></text:span><text:span text:style-name="T2"> </text:span></text:p>
          <text:p text:style-name="P10"><text:span text:style-name="T13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xml:id="id24" draw:id="id24" draw:layer="Layout" svg:width="6.372cm" svg:height="3.048cm" svg:x="8.344cm" svg:y="5.826cm">
          <text:p text:style-name="P10"><text:span text:style-name="T1">Entitlement Shadow</text:span></text:p>
          <text:p text:style-name="P11"><text:span text:style-name="T4"><text:s/></text:span><text:span text:style-name="T1"><text:line-break/></text:span><text:span text:style-name="T14">oid = </text:span><text:span text:style-name="T26">ae932d4f</text:span><text:span text:style-name="T15">-...</text:span></text:p>
          <text:p text:style-name="P11"><text:span text:style-name="T4">name = ”jsparrow”</text:span><text:span text:style-name="T4"><text:line-break/></text:span><text:span text:style-name="T16">resourceRef oid=</text:span><text:span text:style-name="T17">aa19d01e-...</text:span><text:span text:style-name="T4"><text:line-break/></text:span><text:span text:style-name="T4">objectClass = Group</text:span></text:p>
          <text:p text:style-name="P11"><text:span text:style-name="T3">kind = entitlement</text:span><text:span text:style-name="T4"><text:line-break/></text:span><text:span text:style-name="T4">attributes:</text:span><text:span text:style-name="T4"><text:line-break/></text:span><text:span text:style-name="T4"> <text:s/></text:span><text:span text:style-name="T18">icfs:uid = ”</text:span><text:span text:style-name="T11">cn=pirates,ou=Groups,...</text:span><text:span text:style-name="T18">”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8.344cm" svg:y1="7.35cm" svg:x2="6.08cm" svg:y2="7.347cm" draw:start-shape="id24" draw:start-glue-point="3" draw:end-shape="id25" draw:end-glue-point="1" svg:d="m8344 7350c-1696 0-565-3-2264-3" svg:viewBox="0 0 2265 4">
          <text:p/>
        </draw:connector>
        <draw:custom-shape draw:style-name="gr32" draw:text-style-name="P3" xml:id="id26" draw:id="id26" draw:layer="Layout" svg:width="5.864cm" svg:height="3.048cm" svg:x="13.17cm" svg:y="9.382cm">
          <text:p text:style-name="P10"><text:span text:style-name="T1">Resource</text:span></text:p>
          <text:p text:style-name="P11"><text:span text:style-name="T4"><text:s/></text:span><text:span text:style-name="T1"><text:line-break/></text:span><text:span text:style-name="T16">oid = </text:span><text:span text:style-name="T17">aa19d01e-...</text:span></text:p>
          <text:p text:style-name="P11"><text:span text:style-name="T4">name = ”Resource A”</text:span><text:span text:style-name="T4"><text:line-break/></text:span><text:span text:style-name="T4">connectorRef oid=....</text:span><text:span text:style-name="T4"><text:line-break/></text:span><text:span text:style-name="T4">configuration:</text:span><text:span text:style-name="T4"><text:line-break/></text:span><text:span text:style-name="T4"> <text:s/>hostname = ”</text:span><text:span text:style-name="T11">server1.example.com</text:span><text:span text:style-name="T4">”</text:span><text:span text:style-name="T4"><text:line-break/></text:span><text:span text:style-name="T4"> <text:s/>port = ”389”</text:span><text:span text:style-name="T4"><text:line-break/></text:span><text:span text:style-name="T4"> <text:s/>…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curve" svg:x1="14.716cm" svg:y1="7.35cm" svg:x2="16.102cm" svg:y2="9.382cm" draw:start-shape="id24" draw:start-glue-point="1" draw:end-shape="id26" svg:d="m14716 7350c924 0 1386 677 1386 2032" svg:viewBox="0 0 1387 2033">
          <text:p/>
        </draw:connector>
        <draw:connector draw:style-name="gr20" draw:text-style-name="P1" draw:layer="layout" draw:type="curve" svg:x1="13.17cm" svg:y1="10.906cm" svg:x2="6.842cm" svg:y2="10.905cm" draw:start-shape="id26" draw:end-shape="id27" draw:end-glue-point="4" svg:d="m13170 10906c-4746 0-1582-1-6328-1" svg:viewBox="0 0 6329 2">
          <text:p/>
        </draw:connector>
        <draw:custom-shape draw:style-name="gr30" draw:text-style-name="P3" draw:layer="Layout" svg:width="4.63cm" svg:height="1.519cm" svg:x="1.45cm" svg:y="6.589cm">
          <text:p text:style-name="P10"><text:span text:style-name="T1">Group</text:span><text:span text:style-name="T1"><text:line-break/></text:span><text:span text:style-name="T2"> </text:span></text:p>
          <text:p text:style-name="P10"><text:span text:style-name="T11">cn=pirates,ou=Groups,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0" draw:style-name="dp1" draw:master-page-name="Default">
        <draw:custom-shape draw:style-name="gr13" draw:text-style-name="P3" draw:layer="layout" svg:width="11.684cm" svg:height="15.748cm" svg:x="7.858cm" svg:y="1.508cm">
          <text:p text:style-name="P10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31" draw:id="id31" draw:layer="layout" svg:width="5.842cm" svg:height="11.938cm" svg:x="1cm" svg:y="5.318cm">
          <draw:glue-point draw:id="4" svg:x="5cm" svg:y="2.333cm"/>
          <text:p text:style-name="P10"><text:span text:style-name="T1">Resource A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29" draw:id="id29" draw:layer="layout" svg:width="4.63cm" svg:height="1.519cm" svg:x="1.45cm" svg:y="10.906cm">
          <text:p text:style-name="P10"><text:span text:style-name="T1">Account</text:span><text:span text:style-name="T1"><text:line-break/></text:span><text:span text:style-name="T2"> </text:span></text:p>
          <text:p text:style-name="P10"><text:span text:style-name="T13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28" draw:id="id28" draw:layer="layout" svg:width="6.372cm" svg:height="3.048cm" svg:x="8.344cm" svg:y="10.144cm">
          <text:p text:style-name="P10"><text:span text:style-name="T1">Entitlement Shadow</text:span></text:p>
          <text:p text:style-name="P11"><text:span text:style-name="T4"><text:s/></text:span><text:span text:style-name="T1"><text:line-break/></text:span><text:span text:style-name="T14">oid = </text:span><text:span text:style-name="T15">ae932d4f-...</text:span></text:p>
          <text:p text:style-name="P11"><text:span text:style-name="T4">name = ”jsparrow”</text:span><text:span text:style-name="T4"><text:line-break/></text:span><text:span text:style-name="T16">resourceRef oid=</text:span><text:span text:style-name="T17">aa19d01e-...</text:span><text:span text:style-name="T4"><text:line-break/></text:span><text:span text:style-name="T4">objectClass = Group</text:span></text:p>
          <text:p text:style-name="P11"><text:span text:style-name="T3">kind = entitlement</text:span><text:span text:style-name="T4"><text:line-break/></text:span><text:span text:style-name="T4">attributes:</text:span><text:span text:style-name="T4"><text:line-break/></text:span><text:span text:style-name="T4"> <text:s/></text:span><text:span text:style-name="T18">icfs:uid = ”</text:span><text:span text:style-name="T11">cn=pirates,ou=Groups,...</text:span><text:span text:style-name="T18">”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8.344cm" svg:y1="11.668cm" svg:x2="6.08cm" svg:y2="11.665cm" draw:start-shape="id28" draw:start-glue-point="3" draw:end-shape="id29" draw:end-glue-point="1" svg:d="m8344 11668c-1696 0-565-3-2264-3" svg:viewBox="0 0 2265 4">
          <text:p/>
        </draw:connector>
        <draw:custom-shape draw:style-name="gr18" draw:text-style-name="P3" xml:id="id30" draw:id="id30" draw:layer="layout" svg:width="5.864cm" svg:height="3.048cm" svg:x="13.17cm" svg:y="13.7cm">
          <text:p text:style-name="P10"><text:span text:style-name="T1">Resource</text:span></text:p>
          <text:p text:style-name="P11"><text:span text:style-name="T4"><text:s/></text:span><text:span text:style-name="T1"><text:line-break/></text:span><text:span text:style-name="T16">oid = </text:span><text:span text:style-name="T17">aa19d01e-...</text:span></text:p>
          <text:p text:style-name="P11"><text:span text:style-name="T4">name = ”Resource A”</text:span><text:span text:style-name="T4"><text:line-break/></text:span><text:span text:style-name="T4">connectorRef oid=....</text:span><text:span text:style-name="T4"><text:line-break/></text:span><text:span text:style-name="T4">configuration:</text:span><text:span text:style-name="T4"><text:line-break/></text:span><text:span text:style-name="T4"> <text:s/>hostname = ”</text:span><text:span text:style-name="T11">server1.example.com</text:span><text:span text:style-name="T4">”</text:span><text:span text:style-name="T4"><text:line-break/></text:span><text:span text:style-name="T4"> <text:s/>port = ”389”</text:span><text:span text:style-name="T4"><text:line-break/></text:span><text:span text:style-name="T4"> <text:s/>…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curve" svg:x1="14.716cm" svg:y1="11.668cm" svg:x2="16.102cm" svg:y2="13.7cm" draw:start-shape="id28" draw:start-glue-point="1" draw:end-shape="id30" svg:d="m14716 11668c924 0 1386 677 1386 2032" svg:viewBox="0 0 1387 2033">
          <text:p/>
        </draw:connector>
        <draw:connector draw:style-name="gr20" draw:text-style-name="P1" draw:layer="layout" draw:type="curve" svg:x1="13.17cm" svg:y1="15.224cm" svg:x2="6.842cm" svg:y2="14.072cm" draw:start-shape="id30" draw:end-shape="id31" draw:end-glue-point="4" svg:d="m13170 15224c-4746 0-1582-1152-6328-1152" svg:viewBox="0 0 6329 1153">
          <text:p/>
        </draw:connector>
        <draw:custom-shape draw:style-name="gr10" draw:text-style-name="P3" xml:id="id34" draw:id="id34" draw:layer="layout" svg:width="4.63cm" svg:height="1.519cm" svg:x="1.45cm" svg:y="10.907cm">
          <text:p text:style-name="P10"><text:span text:style-name="T1">Group</text:span><text:span text:style-name="T1"><text:line-break/></text:span><text:span text:style-name="T2"> </text:span></text:p>
          <text:p text:style-name="P10"><text:span text:style-name="T11">cn=pirates,ou=Groups,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33" draw:id="id33" draw:layer="layout" svg:width="6.372cm" svg:height="3.048cm" svg:x="8.344cm" svg:y="5.826cm">
          <text:p text:style-name="P1"><text:span text:style-name="T1">Account Shadow</text:span></text:p>
          <text:p text:style-name="P2"><text:span text:style-name="T4"><text:s/></text:span><text:span text:style-name="T1"><text:line-break/></text:span><text:span text:style-name="T14">oid = </text:span><text:span text:style-name="T15">f792ad4e-...</text:span></text:p>
          <text:p text:style-name="P2"><text:span text:style-name="T4">name = ”jsparrow”</text:span><text:span text:style-name="T4"><text:line-break/></text:span><text:span text:style-name="T16">resourceRef oid=</text:span><text:span text:style-name="T17">aa19d01e-...</text:span><text:span text:style-name="T4"><text:line-break/></text:span><text:span text:style-name="T4">objectClass = Account</text:span><text:span text:style-name="T4"><text:line-break/></text:span><text:span text:style-name="T4">attributes:</text:span><text:span text:style-name="T4"><text:line-break/></text:span><text:span text:style-name="T4"> <text:s/></text:span><text:span text:style-name="T18">icfs:uid = ”</text:span><text:span text:style-name="T11">uid=jsparrow,ou=People,...</text:span><text:span text:style-name="T18">”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32" draw:id="id32" draw:layer="layout" svg:width="5.334cm" svg:height="2.54cm" svg:x="12.43cm" svg:y="2.778cm">
          <draw:glue-point draw:id="4" svg:x="2.351cm" svg:y="-5cm"/>
          <draw:glue-point draw:id="5" svg:x="-2.11cm" svg:y="-5cm"/>
          <text:p text:style-name="P1"><text:span text:style-name="T1">User</text:span></text:p>
          <text:p text:style-name="P2"><text:span text:style-name="T4"><text:s/></text:span><text:span text:style-name="T1"><text:line-break/></text:span><text:span text:style-name="T4">oid = 8c048b2e-...-001e8c717e5b</text:span></text:p>
          <text:p text:style-name="P2"><text:span text:style-name="T4">name = ”jack”</text:span><text:span text:style-name="T4"><text:line-break/></text:span><text:span text:style-name="T4">fullName = ”Jack Sparrow”</text:span><text:span text:style-name="T4"><text:line-break/></text:span><text:span text:style-name="T4">…</text:span><text:span text:style-name="T4"><text:line-break/></text:span><text:span text:style-name="T14">accountRef oid=</text:span><text:span text:style-name="T15">f792ad4e-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type="curve" svg:x1="12.43cm" svg:y1="4.048cm" svg:x2="11.53cm" svg:y2="5.826cm" draw:start-shape="id32" draw:start-glue-point="3" draw:end-shape="id33" svg:d="m12430 4048c-600 0-900 592-900 1778" svg:viewBox="0 0 901 1779">
          <text:p/>
        </draw:connector>
        <draw:connector draw:style-name="gr17" draw:text-style-name="P1" draw:layer="layout" draw:type="curve" svg:x1="8.344cm" svg:y1="7.35cm" svg:x2="6.08cm" svg:y2="7.347cm" draw:start-shape="id33" draw:start-glue-point="3" svg:d="m8344 7350c-2073 0-941-3-2264-3" svg:viewBox="0 0 2265 4">
          <text:p/>
        </draw:connector>
        <draw:custom-shape draw:style-name="gr10" draw:text-style-name="P3" xml:id="id35" draw:id="id35" draw:layer="layout" svg:width="4.63cm" svg:height="1.519cm" svg:x="1.45cm" svg:y="6.589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11">uid=jsparrow,ou=People,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curve" svg:x1="14.716cm" svg:y1="7.35cm" svg:x2="16.102cm" svg:y2="13.7cm" draw:start-shape="id33" draw:start-glue-point="1" draw:end-shape="id30" draw:end-glue-point="0" svg:d="m14716 7350c924 0 1386 2116 1386 6350" svg:viewBox="0 0 1387 6351">
          <text:p/>
        </draw:connector>
        <draw:connector draw:style-name="gr17" draw:text-style-name="P1" draw:layer="layout" draw:type="curve" svg:x1="3.765cm" svg:y1="10.907cm" svg:x2="3.765cm" svg:y2="8.108cm" draw:start-shape="id34" draw:end-shape="id35" draw:end-glue-point="2" svg:d="m3765 10907v-2799" svg:viewBox="0 0 1 2800">
          <text:p/>
        </draw:connector>
        <draw:frame draw:style-name="gr9" draw:text-style-name="P5" draw:layer="layout" svg:width="1.789cm" svg:height="0.645cm" svg:x="2.016cm" svg:y="10.261cm">
          <draw:text-box>
            <text:p><text:span text:style-name="T7">member</text:span></text:p>
          </draw:text-box>
        </draw:frame>
      </draw:page>
      <draw:page draw:name="page11" draw:style-name="dp1" draw:master-page-name="Default">
        <draw:custom-shape draw:style-name="gr28" draw:text-style-name="P3" draw:layer="Layout" svg:width="11.684cm" svg:height="17.78cm" svg:x="7.858cm" svg:y="2.27cm">
          <text:p text:style-name="P10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0.668cm" svg:height="8.89cm" svg:x="8.112cm" svg:y="10.652cm">
          <text:p/>
          <draw:enhanced-geometry svg:viewBox="0 0 88 21600" draw:glue-points="44 ?f6 44 0 0 10800 44 21600 88 10800" draw:text-areas="0 ?f6 88 ?f3" draw:type="can" draw:modifiers="2580.0472387807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9" draw:text-style-name="P3" draw:layer="Layout" svg:width="5.842cm" svg:height="8.988cm" svg:x="1cm" svg:y="11.062cm">
          <draw:glue-point draw:id="4" svg:x="5cm" svg:y="2.333cm"/>
          <text:p text:style-name="P10"><text:span text:style-name="T1">Resource A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xml:id="id37" draw:id="id37" draw:layer="Layout" svg:width="4.63cm" svg:height="1.519cm" svg:x="1.45cm" svg:y="16.494cm">
          <text:p text:style-name="P10"><text:span text:style-name="T1">Account</text:span><text:span text:style-name="T1"><text:line-break/></text:span><text:span text:style-name="T2"> </text:span></text:p>
          <text:p text:style-name="P10"><text:span text:style-name="T13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xml:id="id36" draw:id="id36" draw:layer="Layout" svg:width="6.372cm" svg:height="3.048cm" svg:x="8.344cm" svg:y="15.732cm">
          <text:p text:style-name="P10"><text:span text:style-name="T1">Entitlement Shadow</text:span></text:p>
          <text:p text:style-name="P11"><text:span text:style-name="T4"><text:s/></text:span><text:span text:style-name="T1"><text:line-break/></text:span><text:span text:style-name="T14">oid = </text:span><text:span text:style-name="T15">ae932d4f-...</text:span></text:p>
          <text:p text:style-name="P11"><text:span text:style-name="T4">name = ”jsparrow”</text:span><text:span text:style-name="T4"><text:line-break/></text:span><text:span text:style-name="T16">resourceRef oid=</text:span><text:span text:style-name="T17">aa19d01e-...</text:span><text:span text:style-name="T4"><text:line-break/></text:span><text:span text:style-name="T4">objectClass = Group</text:span></text:p>
          <text:p text:style-name="P11"><text:span text:style-name="T3">kind = entitlement</text:span><text:span text:style-name="T4"><text:line-break/></text:span><text:span text:style-name="T4">attributes:</text:span><text:span text:style-name="T4"><text:line-break/></text:span><text:span text:style-name="T4"> <text:s/></text:span><text:span text:style-name="T18">icfs:uid = ”</text:span><text:span text:style-name="T11">cn=pirates,ou=Groups,...</text:span><text:span text:style-name="T18">”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8.344cm" svg:y1="17.256cm" svg:x2="6.08cm" svg:y2="17.253cm" draw:start-shape="id36" draw:start-glue-point="3" draw:end-shape="id37" draw:end-glue-point="1" svg:d="m8344 17256c-1696 0-565-3-2264-3" svg:viewBox="0 0 2265 4">
          <text:p/>
        </draw:connector>
        <draw:custom-shape draw:style-name="gr30" draw:text-style-name="P3" xml:id="id41" draw:id="id41" draw:layer="Layout" svg:width="4.63cm" svg:height="1.519cm" svg:x="1.45cm" svg:y="16.495cm">
          <text:p text:style-name="P10"><text:span text:style-name="T1">Group</text:span><text:span text:style-name="T1"><text:line-break/></text:span><text:span text:style-name="T2"> </text:span></text:p>
          <text:p text:style-name="P10"><text:span text:style-name="T11">cn=pirates,ou=Groups,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xml:id="id39" draw:id="id39" draw:layer="Layout" svg:width="6.372cm" svg:height="3.048cm" svg:x="8.344cm" svg:y="12.176cm">
          <draw:glue-point draw:id="4" svg:x="-2.573cm" svg:y="-5cm"/>
          <text:p text:style-name="P10"><text:span text:style-name="T1">Account Shadow</text:span></text:p>
          <text:p text:style-name="P11"><text:span text:style-name="T4"><text:s/></text:span><text:span text:style-name="T1"><text:line-break/></text:span><text:span text:style-name="T14">oid = </text:span><text:span text:style-name="T15">f792ad4e-...</text:span></text:p>
          <text:p text:style-name="P11"><text:span text:style-name="T4">name = ”jsparrow”</text:span><text:span text:style-name="T4"><text:line-break/></text:span><text:span text:style-name="T16">resourceRef oid=</text:span><text:span text:style-name="T17">aa19d01e-...</text:span><text:span text:style-name="T4"><text:line-break/></text:span><text:span text:style-name="T4">objectClass = Account</text:span><text:span text:style-name="T4"><text:line-break/></text:span><text:span text:style-name="T4">attributes:</text:span><text:span text:style-name="T4"><text:line-break/></text:span><text:span text:style-name="T4"> <text:s/></text:span><text:span text:style-name="T18">icfs:uid = ”</text:span><text:span text:style-name="T11">uid=jsparrow,ou=People,...</text:span><text:span text:style-name="T18">”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" xml:id="id38" draw:id="id38" draw:layer="Layout" svg:width="5.334cm" svg:height="2.54cm" svg:x="13.192cm" svg:y="8.874cm">
          <draw:glue-point draw:id="4" svg:x="2.351cm" svg:y="-5cm"/>
          <draw:glue-point draw:id="5" svg:x="-2.11cm" svg:y="-5cm"/>
          <text:p text:style-name="P10"><text:span text:style-name="T1">User</text:span></text:p>
          <text:p text:style-name="P11"><text:span text:style-name="T4"><text:s/></text:span><text:span text:style-name="T1"><text:line-break/></text:span><text:span text:style-name="T4">oid = 8c048b2e-...-001e8c717e5b</text:span></text:p>
          <text:p text:style-name="P11"><text:span text:style-name="T4">name = ”jack”</text:span><text:span text:style-name="T4"><text:line-break/></text:span><text:span text:style-name="T4">fullName = ”Jack Sparrow”</text:span><text:span text:style-name="T4"><text:line-break/></text:span><text:span text:style-name="T4">…</text:span><text:span text:style-name="T4"><text:line-break/></text:span><text:span text:style-name="T14">accountRef oid=</text:span><text:span text:style-name="T15">f792ad4e-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type="curve" svg:x1="13.192cm" svg:y1="10.144cm" svg:x2="11.53cm" svg:y2="12.176cm" draw:start-shape="id38" draw:start-glue-point="3" draw:end-shape="id39" svg:d="m13192 10144c-1108 0-1662 677-1662 2032" svg:viewBox="0 0 1663 2033">
          <text:p/>
        </draw:connector>
        <draw:connector draw:style-name="gr17" draw:text-style-name="P1" draw:layer="layout" draw:type="curve" svg:x1="8.344cm" svg:y1="13.7cm" svg:x2="6.08cm" svg:y2="13.698cm" draw:start-shape="id39" draw:start-glue-point="3" draw:end-shape="id40" draw:end-glue-point="1" svg:d="m8344 13700c-1696 0-565-2-2264-2" svg:viewBox="0 0 2265 3">
          <text:p/>
        </draw:connector>
        <draw:custom-shape draw:style-name="gr30" draw:text-style-name="P3" xml:id="id40" draw:id="id40" draw:layer="Layout" svg:width="4.63cm" svg:height="1.519cm" svg:x="1.45cm" svg:y="12.939cm">
          <text:p text:style-name="P10"><text:span text:style-name="T1">Account</text:span><text:span text:style-name="T1"><text:line-break/></text:span><text:span text:style-name="T2"> </text:span></text:p>
          <text:p text:style-name="P10"><text:span text:style-name="T11">uid=jsparrow,ou=People,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3.765cm" svg:y1="16.495cm" svg:x2="3.765cm" svg:y2="14.458cm" draw:start-shape="id41" draw:end-shape="id40" draw:end-glue-point="2" svg:d="m3765 16495v-2037" svg:viewBox="0 0 1 2038">
          <text:p/>
        </draw:connector>
        <draw:frame draw:style-name="gr9" draw:text-style-name="P5" draw:layer="layout" svg:width="1.789cm" svg:height="0.645cm" svg:x="2.016cm" svg:y="15.849cm">
          <draw:text-box>
            <text:p text:style-name="P12"><text:span text:style-name="T7">member</text:span></text:p>
          </draw:text-box>
        </draw:frame>
        <draw:custom-shape draw:style-name="gr15" draw:text-style-name="P3" xml:id="id42" draw:id="id42" draw:layer="layout" svg:width="9.398cm" svg:height="6.858cm" svg:x="2.778cm" svg:y="2.524cm">
          <text:p text:style-name="P10"><text:span text:style-name="T27">Account Shadow</text:span></text:p>
          <text:p text:style-name="P11"><text:span text:style-name="T28"><text:s/></text:span><text:span text:style-name="T27"><text:line-break/></text:span><text:span text:style-name="T29">oid = </text:span><text:span text:style-name="T30">f792ad4e-...</text:span></text:p>
          <text:p text:style-name="P11"><text:span text:style-name="T28">name = ”jsparrow”</text:span><text:span text:style-name="T28"><text:line-break/></text:span><text:span text:style-name="T31">resourceRef oid=</text:span><text:span text:style-name="T32">aa19d01e-...</text:span><text:span text:style-name="T28"><text:line-break/></text:span><text:span text:style-name="T28">objectClass = Account</text:span><text:span text:style-name="T28"><text:line-break/></text:span><text:span text:style-name="T33">attributes:</text:span><text:span text:style-name="T34"><text:line-break/></text:span><text:span text:style-name="T34"> <text:s/></text:span><text:span text:style-name="T33">icfs:uid = ”uid=jsparrow,ou=People,...”</text:span></text:p>
          <text:p text:style-name="P11"><text:span text:style-name="T33"><text:s text:c="2"/></text:span><text:span text:style-name="T33">ri:cn = </text:span><text:span text:style-name="T35">”Jack Sparrow”</text:span></text:p>
          <text:p text:style-name="P11"><text:span text:style-name="T35"><text:s text:c="2"/>…</text:span></text:p>
          <text:p text:style-name="P11"><text:span text:style-name="T35">activation:</text:span></text:p>
          <text:p text:style-name="P11"><text:span text:style-name="T35"><text:s text:c="2"/></text:span><text:span text:style-name="T35">administrativeStatus = enabled</text:span></text:p>
          <text:p text:style-name="P11"><text:span text:style-name="T35">association:</text:span><text:span text:style-name="T34"><text:line-break/></text:span><text:span text:style-name="T35"> <text:s/>name = ”group”</text:span></text:p>
          <text:p text:style-name="P11"><text:span text:style-name="T35"><text:s text:c="2"/></text:span><text:span text:style-name="T35">identifiers:</text:span></text:p>
          <text:p text:style-name="P11"><text:span text:style-name="T35"><text:s text:c="4"/></text:span><text:span text:style-name="T35">icfs:uid = ”cn=pirates,ou=Groups,...”</text:span></text:p>
          <text:p text:style-name="P11"><text:span text:style-name="T35"><text:s text:c="2"/></text:span><text:span text:style-name="T35">shadowRef oid=ae932d4f-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1" draw:layer="layout" draw:type="curve" svg:x1="9.891cm" svg:y1="12.176cm" svg:x2="7.477cm" svg:y2="9.382cm" draw:start-shape="id39" draw:start-glue-point="4" draw:end-shape="id42" draw:end-glue-point="2" svg:d="m9891 12176c0-2094-2414-697-2414-2794" svg:viewBox="0 0 2415 2795">
          <text:p/>
        </draw:connector>
        <draw:frame draw:style-name="gr9" draw:layer="layout" svg:width="2.602cm" svg:height="0.725cm" svg:x="8.112cm" svg:y="9.636cm">
          <draw:text-box>
            <text:p><text:span text:style-name="T1">getObject()</text:span></text:p>
          </draw:text-box>
        </draw:frame>
        <draw:frame draw:style-name="gr9" draw:layer="layout" svg:width="2.365cm" svg:height="1.673cm" svg:x="16.415cm" svg:y="17.361cm">
          <draw:text-box>
            <text:p><text:span text:style-name="T1">midPoint </text:span><text:span text:style-name="T1"><text:line-break/></text:span><text:span text:style-name="T1">identity</text:span><text:span text:style-name="T1"><text:line-break/></text:span><text:span text:style-name="T1">repository</text:span></text:p>
          </draw:text-box>
        </draw:frame>
      </draw:page>
      <draw:page draw:name="page12" draw:style-name="dp1" draw:master-page-name="Default">
        <draw:line draw:style-name="gr36" draw:text-style-name="P1" draw:layer="layout" svg:x1="1cm" svg:y1="6.652cm" svg:x2="20cm" svg:y2="6.652cm">
          <text:p/>
        </draw:line>
        <draw:frame draw:style-name="gr37" draw:text-style-name="P13" draw:layer="layout" svg:width="7.306cm" svg:height="2.941cm" svg:x="2.524cm" svg:y="1.704cm">
          <draw:text-box>
            <text:p><text:span text:style-name="T36">dn: uid=jsparrow,ou=People,...</text:span></text:p>
            <text:p><text:span text:style-name="T36">uid: jsparrow</text:span><text:span text:style-name="T36"><text:line-break/></text:span><text:span text:style-name="T36">cn: Cpt. Jack Sparrow</text:span></text:p>
            <text:p><text:span text:style-name="T36">...</text:span></text:p>
            <text:p><text:span text:style-name="T36"/></text:p>
            <text:p><text:span text:style-name="T36"/></text:p>
          </draw:text-box>
        </draw:frame>
        <draw:path draw:style-name="gr38" draw:text-style-name="P1" draw:layer="layout" svg:width="2.498cm" svg:height="8.221cm" draw:transform="rotate (-0.179768912955417) translate (1.91375181857206cm 2.00857410253715cm)" svg:viewBox="0 0 2499 8222" svg:d="m2499 8213c-1749 318-3640-7850-1641-8213">
          <text:p/>
        </draw:path>
        <draw:frame draw:style-name="gr9" draw:text-style-name="P14" draw:layer="layout" svg:width="4.464cm" svg:height="0.839cm" svg:x="10.652cm" svg:y="1.431cm">
          <draw:text-box>
            <text:p><text:span text:style-name="T37">Resource Object</text:span></text:p>
          </draw:text-box>
        </draw:frame>
        <draw:frame draw:style-name="gr9" draw:layer="layout" svg:width="2.204cm" svg:height="0.725cm" svg:x="1.508cm" svg:y="7.133cm">
          <draw:text-box>
            <text:p><text:span text:style-name="T1">Identifies</text:span></text:p>
          </draw:text-box>
        </draw:frame>
        <draw:frame draw:style-name="gr39" draw:text-style-name="P14" draw:layer="layout" svg:width="7.366cm" svg:height="3.048cm" svg:x="10.652cm" svg:y="2.27cm">
          <draw:text-box>
            <text:p><text:span text:style-name="T38">Resides on the resource. Cannot be present in the midPoint repository as it is only reachable using a connector. Does not have OID or name. Has attributes. Some of them are identifiers.</text:span></text:p>
          </draw:text-box>
        </draw:frame>
        <draw:frame draw:style-name="gr40" draw:text-style-name="P15" draw:layer="layout" svg:width="12.149cm" svg:height="5.016cm" svg:x="1.805cm" svg:y="8.054cm">
          <draw:text-box>
            <text:p><text:span text:style-name="T39">&lt;account </text:span><text:span text:style-name="T40">oid=”600ddeed-feed-beef-f00d-222233331111”&gt;</text:span></text:p>
            <text:p><text:span text:style-name="T39"><text:s text:c="2"/></text:span><text:span text:style-name="T39">&lt;name&gt;jsparow&lt;/name&gt;</text:span><text:span text:style-name="T39"><text:line-break/></text:span><text:span text:style-name="T40"> <text:s/>&lt;resourceRef</text:span><text:span text:style-name="T40"><text:line-break/></text:span><text:span text:style-name="T40"> <text:s text:c="7"/>oid=”</text:span><text:span text:style-name="T41">abaddeed-1004-dead-b00t-888899994321</text:span><text:span text:style-name="T40">”&gt;</text:span></text:p>
            <text:p><text:span text:style-name="T39"><text:s text:c="2"/></text:span><text:span text:style-name="T39">&lt;attributes&gt;</text:span><text:span text:style-name="T39"><text:line-break/></text:span><text:span text:style-name="T39"> <text:s text:c="3"/>&lt;ri:dn&gt;uid=jsparrow,ou=People,...&lt;/ri:dn&gt;</text:span></text:p>
            <text:p><text:span text:style-name="T39"><text:s text:c="4"/></text:span><text:span text:style-name="T39">&lt;ri:uid&gt;jsparrow&lt;/ri:uid&gt;</text:span><text:span text:style-name="T39"><text:line-break/></text:span><text:span text:style-name="T39"> <text:s text:c="3"/>&lt;ri:cn&gt;Cpt. Jack Sparrow&lt;/ri:cn&gt;</text:span></text:p>
            <text:p><text:span text:style-name="T39"><text:s text:c="4"/></text:span><text:span text:style-name="T39">...</text:span></text:p>
            <text:p><text:span text:style-name="T39"><text:s text:c="2"/></text:span><text:span text:style-name="T39">&lt;/attributes&gt;</text:span></text:p>
            <text:p><text:span text:style-name="T39">&lt;/account&gt;</text:span></text:p>
          </draw:text-box>
        </draw:frame>
        <draw:frame draw:style-name="gr9" draw:text-style-name="P16" draw:layer="layout" svg:width="6.53cm" svg:height="0.839cm" svg:x="14.062cm" svg:y="7.922cm">
          <draw:text-box>
            <text:p><text:span text:style-name="T42">Resource Object Shadow</text:span></text:p>
          </draw:text-box>
        </draw:frame>
        <draw:frame draw:style-name="gr41" draw:text-style-name="P16" draw:layer="layout" svg:width="5.588cm" svg:height="2.843cm" svg:x="14.208cm" svg:y="9.349cm">
          <draw:text-box>
            <text:p><text:span text:style-name="T43">Resides in midPoint repository. Is a (partial) copy of the Resource Object. Does have OID and name. Has attributes. Some of them are (native) identifiers.</text:span></text:p>
          </draw:text-box>
        </draw:frame>
        <draw:frame draw:style-name="gr42" draw:text-style-name="P17" draw:layer="layout" svg:width="2.619cm" svg:height="0.806cm" svg:x="16.494cm" svg:y="6.685cm">
          <draw:text-box>
            <text:p><text:span text:style-name="T44">midPoint</text:span></text:p>
          </draw:text-box>
        </draw:frame>
        <draw:frame draw:style-name="gr42" draw:text-style-name="P17" draw:layer="layout" svg:width="2.593cm" svg:height="0.806cm" svg:x="16.507cm" svg:y="5.863cm">
          <draw:text-box>
            <text:p><text:span text:style-name="T44">resource</text:span></text:p>
          </draw:text-box>
        </draw:frame>
        <draw:frame draw:style-name="gr43" draw:text-style-name="P18" draw:layer="layout" svg:width="12.589cm" svg:height="7.091cm" svg:x="1.396cm" svg:y="13.981cm">
          <draw:text-box>
            <text:p><text:span text:style-name="T41">&lt;resource oid=”abaddeed-1004-dead-b00t-888899994321”&gt;</text:span></text:p>
            <text:p><text:span text:style-name="T41"><text:s text:c="2"/></text:span><text:span text:style-name="T41">&lt;name&gt;Gunpowder Warehouse&lt;/name&gt;</text:span><text:span text:style-name="T41"><text:line-break/></text:span><text:span text:style-name="T41"> <text:s/>&lt;connectorRef</text:span><text:span text:style-name="T41"><text:line-break/></text:span><text:span text:style-name="T41"> <text:s text:c="7"/>oid=”</text:span><text:span text:style-name="T45">f004b004-1004-f004-b00t-555555550000</text:span><text:span text:style-name="T41">”&gt;</text:span></text:p>
            <text:p><text:span text:style-name="T41"><text:s text:c="2"/></text:span><text:span text:style-name="T41">&lt;configuration&gt;</text:span><text:span text:style-name="T41"><text:line-break/></text:span><text:span text:style-name="T41"> <text:s text:c="3"/>&lt;conf:hostname&gt;tortuga.example.com&lt;/conf:hostname&gt;</text:span></text:p>
            <text:p><text:span text:style-name="T41"><text:s text:c="4"/></text:span><text:span text:style-name="T41">&lt;conf:port&gt;1389&lt;/conf:port&gt;</text:span></text:p>
            <text:p><text:span text:style-name="T41"><text:s text:c="2"/></text:span><text:span text:style-name="T41">&lt;/configuration&gt;</text:span><text:span text:style-name="T41"><text:line-break/></text:span><text:span text:style-name="T41"> <text:s/></text:span><text:span text:style-name="T46">&lt;schema&gt;</text:span></text:p>
            <text:p><text:span text:style-name="T46"><text:s text:c="4"/></text:span><text:span text:style-name="T46">&lt;complexType name=”AccountObjectClass”&gt;</text:span></text:p>
            <text:p><text:span text:style-name="T46"><text:s text:c="7"/></text:span><text:span text:style-name="T46">&lt;element name=”dn” type=”xsd:string/&gt;</text:span></text:p>
            <text:p><text:span text:style-name="T46"><text:s text:c="7"/></text:span><text:span text:style-name="T46">&lt;element name=”uid” type=”xsd:string/&gt;</text:span></text:p>
            <text:p><text:span text:style-name="T46"><text:s text:c="7"/></text:span><text:span text:style-name="T46">...</text:span></text:p>
            <text:p><text:span text:style-name="T46"><text:s text:c="4"/></text:span><text:span text:style-name="T46">&lt;/complexType&gt;</text:span></text:p>
            <text:p><text:span text:style-name="T46"><text:s text:c="2"/></text:span><text:span text:style-name="T46">&lt;/schema&gt;</text:span></text:p>
            <text:p><text:span text:style-name="T41">&lt;/account&gt;</text:span></text:p>
          </draw:text-box>
        </draw:frame>
        <draw:path draw:style-name="gr44" draw:text-style-name="P1" draw:layer="layout" svg:width="5.823cm" svg:height="5.383cm" draw:transform="rotate (-0.179768912955417) translate (7.29663709291958cm 8.97495022866513cm)" svg:viewBox="0 0 5824 5384" svg:d="m5476 0c1976 932-5090 3249-5476 5384">
          <text:p/>
        </draw:path>
        <draw:frame draw:style-name="gr9" draw:text-style-name="P19" draw:layer="layout" svg:width="5.146cm" svg:height="0.839cm" svg:x="14.062cm" svg:y="14.018cm">
          <draw:text-box>
            <text:p><text:span text:style-name="T47">Resource Definition</text:span></text:p>
          </draw:text-box>
        </draw:frame>
        <draw:frame draw:style-name="gr41" draw:text-style-name="P19" draw:layer="layout" svg:width="5.588cm" svg:height="2.54cm" svg:x="14.208cm" svg:y="14.985cm">
          <draw:text-box>
            <text:p><text:span text:style-name="T48">Resides in midPoint repository. Describes configuration to access the resource and schema for resource objects.</text:span></text:p>
          </draw:text-box>
        </draw:frame>
        <draw:path draw:style-name="gr45" draw:text-style-name="P1" draw:layer="layout" svg:width="0.74cm" svg:height="3.617cm" draw:transform="rotate (-0.179768912955417) translate (5.92672196961705cm 4.24582541447425cm)" svg:viewBox="0 0 741 3618" svg:d="m672 0c432 955-1352 2504-375 3618">
          <text:p/>
        </draw:path>
        <draw:frame draw:style-name="gr9" draw:text-style-name="P14" draw:layer="layout" svg:width="1.493cm" svg:height="0.725cm" svg:x="6.619cm" svg:y="4.56cm">
          <draw:text-box>
            <text:p><text:span text:style-name="T49">Copy</text:span></text:p>
          </draw:text-box>
        </draw:frame>
        <draw:frame draw:style-name="gr9" draw:text-style-name="P19" draw:layer="layout" svg:width="2.462cm" svg:height="0.725cm" svg:x="9.89cm" svg:y="11.986cm">
          <draw:text-box>
            <text:p><text:span text:style-name="T20">Reference</text:span></text:p>
          </draw:text-box>
        </draw:frame>
        <draw:frame draw:style-name="gr46" draw:text-style-name="P20" draw:layer="layout" svg:width="12.589cm" svg:height="5.016cm" svg:x="1.397cm" svg:y="21.892cm">
          <draw:text-box>
            <text:p><text:span text:style-name="T45">&lt;connector oid=”f004b004-1004-f004-b00t-555555550000”&gt;</text:span></text:p>
            <text:p><text:span text:style-name="T45"><text:s text:c="2"/></text:span><text:span text:style-name="T45">&lt;name&gt;LDAP Connector&lt;/name&gt;</text:span><text:span text:style-name="T45"><text:line-break/></text:span><text:span text:style-name="T45"> <text:s/>...</text:span><text:span text:style-name="T45"><text:line-break/></text:span><text:span text:style-name="T45"> <text:s/></text:span><text:span text:style-name="T50">&lt;schema&gt;</text:span></text:p>
            <text:p><text:span text:style-name="T50"><text:s text:c="4"/></text:span><text:span text:style-name="T50">&lt;complexType name=”ConfigurationPropertiesType”&gt;</text:span></text:p>
            <text:p><text:span text:style-name="T50"><text:s text:c="7"/></text:span><text:span text:style-name="T50">&lt;element name=”hostname” type=”xsd:string/&gt;</text:span></text:p>
            <text:p><text:span text:style-name="T50"><text:s text:c="7"/></text:span><text:span text:style-name="T50">&lt;element name=”port” type=”xsd:integer/&gt;</text:span></text:p>
            <text:p><text:span text:style-name="T50"><text:s text:c="7"/></text:span><text:span text:style-name="T50">...</text:span></text:p>
            <text:p><text:span text:style-name="T50"><text:s text:c="4"/></text:span><text:span text:style-name="T50">&lt;/complexType&gt;</text:span></text:p>
            <text:p><text:span text:style-name="T50"><text:s text:c="2"/></text:span><text:span text:style-name="T50">&lt;/schema&gt;</text:span></text:p>
            <text:p><text:span text:style-name="T45">&lt;/account&gt;</text:span></text:p>
          </draw:text-box>
        </draw:frame>
        <draw:path draw:style-name="gr47" draw:text-style-name="P1" draw:layer="layout" svg:width="4.05cm" svg:height="6.969cm" draw:transform="rotate (-0.179768912955417) translate (10.120320911939cm 15.2879390026065cm)" svg:viewBox="0 0 4051 6970" svg:d="m2841 0c3748 610-2364 5335-2841 6970">
          <text:p/>
        </draw:path>
        <draw:frame draw:style-name="gr9" draw:text-style-name="P21" draw:layer="layout" svg:width="2.462cm" svg:height="0.725cm" svg:x="10.984cm" svg:y="19.897cm">
          <draw:text-box>
            <text:p><text:span text:style-name="T22">Reference</text:span></text:p>
          </draw:text-box>
        </draw:frame>
        <draw:frame draw:style-name="gr9" draw:text-style-name="P21" draw:layer="layout" svg:width="5.324cm" svg:height="0.839cm" svg:x="14.062cm" svg:y="21.892cm">
          <draw:text-box>
            <text:p><text:span text:style-name="T51">Connector Definition</text:span></text:p>
          </draw:text-box>
        </draw:frame>
        <draw:frame draw:style-name="gr41" draw:text-style-name="P21" draw:layer="layout" svg:width="5.588cm" svg:height="2.54cm" svg:x="14.208cm" svg:y="22.859cm">
          <draw:text-box>
            <text:p><text:span text:style-name="T52">Resides in midPoint repository. Describes connector type and schema for connector configuration.</text:span></text:p>
          </draw:text-box>
        </draw:frame>
        <draw:frame draw:style-name="gr42" draw:text-style-name="P22" draw:layer="layout" svg:width="4.249cm" svg:height="0.683cm" svg:x="15.732cm" svg:y="5.318cm">
          <draw:text-box>
            <text:p><text:span text:style-name="T53">torguga.example.com</text:span></text:p>
          </draw:text-box>
        </draw:frame>
      </draw:page>
      <draw:page draw:name="page13" draw:style-name="dp1" draw:master-page-name="Default">
        <draw:frame draw:style-name="gr37" draw:text-style-name="P13" draw:layer="layout" svg:width="7.306cm" svg:height="2.941cm" svg:x="2.524cm" svg:y="1.705cm">
          <draw:text-box>
            <text:p><text:span text:style-name="T36">dn: uid=jsparrow,ou=People,...</text:span></text:p>
            <text:p><text:span text:style-name="T36">uid: jsparrow</text:span><text:span text:style-name="T36"><text:line-break/></text:span><text:span text:style-name="T36">cn: Cpt. Jack Sparrow</text:span></text:p>
            <text:p><text:span text:style-name="T36">...</text:span></text:p>
            <text:p><text:span text:style-name="T36"/></text:p>
            <text:p><text:span text:style-name="T36"/></text:p>
          </draw:text-box>
        </draw:frame>
        <draw:line draw:style-name="gr36" draw:text-style-name="P1" draw:layer="layout" svg:x1="1cm" svg:y1="6.652cm" svg:x2="20cm" svg:y2="6.652cm">
          <text:p/>
        </draw:line>
        <draw:path draw:style-name="gr38" draw:text-style-name="P1" draw:layer="layout" svg:width="2.46cm" svg:height="8.204cm" draw:transform="rotate (-0.179768912955417) translate (1.94835025166465cm 2.032861703464cm)" svg:viewBox="0 0 2461 8205" svg:d="m2461 8196c-1750 318-3556-7497-1638-8196">
          <text:p/>
        </draw:path>
        <draw:frame draw:style-name="gr9" draw:text-style-name="P23" draw:layer="layout" svg:width="4.464cm" svg:height="0.839cm" svg:x="10.652cm" svg:y="1.508cm">
          <draw:text-box>
            <text:p><text:span text:style-name="T37">Resource Object</text:span></text:p>
          </draw:text-box>
        </draw:frame>
        <draw:frame draw:style-name="gr9" draw:text-style-name="P24" draw:layer="layout" svg:width="2.204cm" svg:height="0.725cm" svg:x="1.508cm" svg:y="7.133cm">
          <draw:text-box>
            <text:p><text:span text:style-name="T1">Identifies</text:span></text:p>
          </draw:text-box>
        </draw:frame>
        <draw:frame draw:style-name="gr39" draw:text-style-name="P23" draw:layer="layout" svg:width="7.366cm" svg:height="3.048cm" svg:x="10.652cm" svg:y="2.347cm">
          <draw:text-box>
            <text:p><text:span text:style-name="T38">Resides on the resource. </text:span><text:span text:style-name="T54">Resource schema</text:span><text:span text:style-name="T38"> (indirectly) describes this object.</text:span></text:p>
          </draw:text-box>
        </draw:frame>
        <draw:frame draw:style-name="gr40" draw:text-style-name="P15" draw:layer="layout" svg:width="12.149cm" svg:height="5.016cm" svg:x="1.805cm" svg:y="8.054cm">
          <draw:text-box>
            <text:p><text:span text:style-name="T39">&lt;account </text:span><text:span text:style-name="T40">oid=”600ddeed-feed-beef-f00d-222233331111”&gt;</text:span></text:p>
            <text:p><text:span text:style-name="T39"><text:s text:c="2"/></text:span><text:span text:style-name="T39">&lt;name&gt;jsparow&lt;/name&gt;</text:span><text:span text:style-name="T39"><text:line-break/></text:span><text:span text:style-name="T40"> <text:s/>&lt;resourceRef</text:span><text:span text:style-name="T40"><text:line-break/></text:span><text:span text:style-name="T40"> <text:s text:c="7"/>oid=”abaddeed-1004-dead-b00t-888899994321”&gt;</text:span></text:p>
            <text:p><text:span text:style-name="T39"><text:s text:c="2"/></text:span><text:span text:style-name="T39">&lt;attributes&gt;</text:span><text:span text:style-name="T39"><text:line-break/></text:span><text:span text:style-name="T39"> <text:s text:c="3"/></text:span><text:span text:style-name="T46">&lt;ri:dn&gt;uid=jsparrow,ou=People,...&lt;/ri:dn&gt;</text:span></text:p>
            <text:p><text:span text:style-name="T46"><text:s text:c="4"/></text:span><text:span text:style-name="T46">&lt;ri:uid&gt;jsparrow&lt;/ri:uid&gt;</text:span><text:span text:style-name="T46"><text:line-break/></text:span><text:span text:style-name="T46"> <text:s text:c="3"/>&lt;ri:cn&gt;Cpt. Jack Sparrow&lt;/ri:cn&gt;</text:span></text:p>
            <text:p><text:span text:style-name="T46"><text:s text:c="4"/></text:span><text:span text:style-name="T46">...</text:span></text:p>
            <text:p><text:span text:style-name="T39"><text:s text:c="2"/></text:span><text:span text:style-name="T39">&lt;/attributes&gt;</text:span></text:p>
            <text:p><text:span text:style-name="T39">&lt;/account&gt;</text:span></text:p>
          </draw:text-box>
        </draw:frame>
        <draw:frame draw:style-name="gr9" draw:text-style-name="P25" draw:layer="layout" svg:width="4.464cm" svg:height="1.427cm" svg:x="14.062cm" svg:y="7.922cm">
          <draw:text-box>
            <text:p><text:span text:style-name="T42">Resource Object</text:span></text:p>
            <text:p><text:span text:style-name="T42">Shadow</text:span></text:p>
          </draw:text-box>
        </draw:frame>
        <draw:frame draw:style-name="gr41" draw:text-style-name="P25" draw:layer="layout" svg:width="5.588cm" svg:height="2.54cm" svg:x="14.208cm" svg:y="9.349cm">
          <draw:text-box>
            <text:p><text:span text:style-name="T43">Resides in midPoint repository. Is a (partial) copy of the Resource Object. Attributes conform to </text:span><text:span text:style-name="T54">resource schema</text:span><text:span text:style-name="T43">.</text:span></text:p>
          </draw:text-box>
        </draw:frame>
        <draw:frame draw:style-name="gr42" draw:text-style-name="P26" draw:layer="layout" svg:width="2.619cm" svg:height="0.806cm" svg:x="16.494cm" svg:y="6.685cm">
          <draw:text-box>
            <text:p><text:span text:style-name="T44">midPoint</text:span></text:p>
          </draw:text-box>
        </draw:frame>
        <draw:frame draw:style-name="gr42" draw:text-style-name="P26" draw:layer="layout" svg:width="2.593cm" svg:height="0.806cm" svg:x="16.507cm" svg:y="5.863cm">
          <draw:text-box>
            <text:p><text:span text:style-name="T44">resource</text:span></text:p>
          </draw:text-box>
        </draw:frame>
        <draw:frame draw:style-name="gr43" draw:text-style-name="P18" draw:layer="layout" svg:width="12.59cm" svg:height="7.091cm" svg:x="1.396cm" svg:y="13.981cm">
          <draw:text-box>
            <text:p><text:span text:style-name="T41">&lt;resource oid=”abaddeed-1004-dead-b00t-888899994321”&gt;</text:span></text:p>
            <text:p><text:span text:style-name="T41"><text:s text:c="2"/></text:span><text:span text:style-name="T41">&lt;name&gt;Gunpowder Warehouse&lt;/name&gt;</text:span><text:span text:style-name="T41"><text:line-break/></text:span><text:span text:style-name="T41"> <text:s/>&lt;connectorRef</text:span><text:span text:style-name="T41"><text:line-break/></text:span><text:span text:style-name="T41"> <text:s text:c="7"/>oid=”f004b004-1004-f004-b00t-555555550000”&gt;</text:span></text:p>
            <text:p><text:span text:style-name="T41"><text:s text:c="2"/></text:span><text:span text:style-name="T41">&lt;configuration&gt;</text:span><text:span text:style-name="T41"><text:line-break/></text:span><text:span text:style-name="T41"> <text:s text:c="3"/></text:span><text:span text:style-name="T50">&lt;conf:hostname&gt;tortuga.example.com&lt;/conf:hostname&gt;</text:span></text:p>
            <text:p><text:span text:style-name="T50"><text:s text:c="4"/></text:span><text:span text:style-name="T50">&lt;conf:port&gt;1389&lt;/conf:port&gt;</text:span></text:p>
            <text:p><text:span text:style-name="T41"><text:s text:c="2"/></text:span><text:span text:style-name="T41">&lt;/configuration&gt;</text:span><text:span text:style-name="T41"><text:line-break/></text:span><text:span text:style-name="T41"> <text:s/></text:span><text:span text:style-name="T46">&lt;schema&gt;</text:span></text:p>
            <text:p><text:span text:style-name="T46"><text:s text:c="4"/></text:span><text:span text:style-name="T46">&lt;complexType name=”AccountObjectClass”&gt;</text:span></text:p>
            <text:p><text:span text:style-name="T46"><text:s text:c="7"/></text:span><text:span text:style-name="T46">&lt;element name=”dn” type=”xsd:string/&gt;</text:span></text:p>
            <text:p><text:span text:style-name="T46"><text:s text:c="7"/></text:span><text:span text:style-name="T46">&lt;element name=”uid” type=”xsd:string/&gt;</text:span></text:p>
            <text:p><text:span text:style-name="T46"><text:s text:c="7"/></text:span><text:span text:style-name="T46">...</text:span></text:p>
            <text:p><text:span text:style-name="T46"><text:s text:c="4"/></text:span><text:span text:style-name="T46">&lt;/complexType&gt;</text:span></text:p>
            <text:p><text:span text:style-name="T46"><text:s text:c="2"/></text:span><text:span text:style-name="T46">&lt;/schema&gt;</text:span></text:p>
            <text:p><text:span text:style-name="T41">&lt;/account&gt;</text:span></text:p>
          </draw:text-box>
        </draw:frame>
        <draw:path draw:style-name="gr48" draw:text-style-name="P1" draw:layer="layout" svg:width="4.161cm" svg:height="7.32cm" draw:transform="rotate (-0.179768912955417) translate (10.660910322221cm 10.8569696638218cm)" svg:viewBox="0 0 4162 7321" svg:d="m2612 7321c2999-545 1387-7997-2612-7271">
          <text:p/>
        </draw:path>
        <draw:frame draw:style-name="gr9" draw:text-style-name="P27" draw:layer="layout" svg:width="5.146cm" svg:height="0.839cm" svg:x="14.062cm" svg:y="14.018cm">
          <draw:text-box>
            <text:p><text:span text:style-name="T47">Resource Definition</text:span></text:p>
          </draw:text-box>
        </draw:frame>
        <draw:frame draw:style-name="gr41" draw:text-style-name="P27" draw:layer="layout" svg:width="5.588cm" svg:height="2.54cm" svg:x="14.208cm" svg:y="14.985cm">
          <draw:text-box>
            <text:p><text:span text:style-name="T48">Describes </text:span><text:span text:style-name="T54">schema for resource objects</text:span><text:span text:style-name="T48">. Configuration part conforms to </text:span><text:span text:style-name="T55">connector schema</text:span><text:span text:style-name="T48">.</text:span></text:p>
          </draw:text-box>
        </draw:frame>
        <draw:path draw:style-name="gr49" draw:text-style-name="P1" draw:layer="layout" svg:width="0.74cm" svg:height="3.617cm" draw:transform="rotate (-0.179768912955417) translate (5.92672196961705cm 4.24582541447425cm)" svg:viewBox="0 0 741 3618" svg:d="m672 0c432 955-1352 2504-375 3618">
          <text:p/>
        </draw:path>
        <draw:frame draw:style-name="gr9" draw:text-style-name="P23" draw:layer="layout" svg:width="1.493cm" svg:height="0.725cm" svg:x="5.857cm" svg:y="5.572cm">
          <draw:text-box>
            <text:p><text:span text:style-name="T49">Copy</text:span></text:p>
          </draw:text-box>
        </draw:frame>
        <draw:frame draw:style-name="gr46" draw:text-style-name="P20" draw:layer="layout" svg:width="12.589cm" svg:height="5.016cm" svg:x="1.397cm" svg:y="21.892cm">
          <draw:text-box>
            <text:p><text:span text:style-name="T45">&lt;connector oid=”f004b004-1004-f004-b00t-555555550000”&gt;</text:span></text:p>
            <text:p><text:span text:style-name="T45"><text:s text:c="2"/></text:span><text:span text:style-name="T45">&lt;name&gt;LDAP Connector&lt;/name&gt;</text:span><text:span text:style-name="T45"><text:line-break/></text:span><text:span text:style-name="T45"> <text:s/>...</text:span><text:span text:style-name="T45"><text:line-break/></text:span><text:span text:style-name="T45"> <text:s/></text:span><text:span text:style-name="T50">&lt;schema&gt;</text:span></text:p>
            <text:p><text:span text:style-name="T50"><text:s text:c="4"/></text:span><text:span text:style-name="T50">&lt;complexType name=”ConfigurationPropertiesType”&gt;</text:span></text:p>
            <text:p><text:span text:style-name="T50"><text:s text:c="7"/></text:span><text:span text:style-name="T50">&lt;element name=”hostname” type=”xsd:string/&gt;</text:span></text:p>
            <text:p><text:span text:style-name="T50"><text:s text:c="7"/></text:span><text:span text:style-name="T50">&lt;element name=”port” type=”xsd:integer/&gt;</text:span></text:p>
            <text:p><text:span text:style-name="T50"><text:s text:c="7"/></text:span><text:span text:style-name="T50">...</text:span></text:p>
            <text:p><text:span text:style-name="T50"><text:s text:c="4"/></text:span><text:span text:style-name="T50">&lt;/complexType&gt;</text:span></text:p>
            <text:p><text:span text:style-name="T50"><text:s text:c="2"/></text:span><text:span text:style-name="T50">&lt;/schema&gt;</text:span></text:p>
            <text:p><text:span text:style-name="T45">&lt;/account&gt;</text:span></text:p>
          </draw:text-box>
        </draw:frame>
        <draw:path draw:style-name="gr50" draw:text-style-name="P1" draw:layer="layout" svg:width="2.794cm" svg:height="7.669cm" draw:transform="rotate (-0.179768912955417) translate (1.65107605985589cm 16.5876407587717cm)" svg:viewBox="0 0 2795 7670" svg:d="m2795 7658c-1999 364-3998-7793-1907-7656">
          <text:p/>
        </draw:path>
        <draw:frame draw:style-name="gr9" draw:text-style-name="P28" draw:layer="layout" svg:width="5.324cm" svg:height="0.839cm" svg:x="14.062cm" svg:y="21.892cm">
          <draw:text-box>
            <text:p><text:span text:style-name="T51">Connector Definition</text:span></text:p>
          </draw:text-box>
        </draw:frame>
        <draw:frame draw:style-name="gr41" draw:text-style-name="P28" draw:layer="layout" svg:width="5.588cm" svg:height="2.54cm" svg:x="14.208cm" svg:y="22.859cm">
          <draw:text-box>
            <text:p><text:span text:style-name="T52">Describes </text:span><text:span text:style-name="T55">schema for connector configuration</text:span><text:span text:style-name="T52">.</text:span></text:p>
          </draw:text-box>
        </draw:frame>
        <draw:frame draw:style-name="gr42" draw:text-style-name="P29" draw:layer="layout" svg:width="4.249cm" svg:height="0.683cm" svg:x="15.732cm" svg:y="5.318cm">
          <draw:text-box>
            <text:p><text:span text:style-name="T53">torguga.example.com</text:span></text:p>
          </draw:text-box>
        </draw:frame>
        <draw:frame draw:style-name="gr9" draw:text-style-name="P30" draw:layer="layout" svg:width="5.053cm" svg:height="0.839cm" svg:x="8.112cm" svg:y="25.384cm">
          <draw:text-box>
            <text:p><text:span text:style-name="T56">Connector Schema</text:span></text:p>
          </draw:text-box>
        </draw:frame>
        <draw:frame draw:style-name="gr9" draw:text-style-name="P31" draw:layer="layout" svg:width="4.875cm" svg:height="0.839cm" svg:x="7.555cm" svg:y="19.465cm">
          <draw:text-box>
            <text:p><text:span text:style-name="T57">Resource Schema</text:span></text:p>
          </draw:text-box>
        </draw:frame>
      </draw:page>
      <draw:page draw:name="page14" draw:style-name="dp1" draw:master-page-name="Default">
        <draw:custom-shape draw:style-name="gr51" draw:text-style-name="P32" draw:layer="layout" svg:width="7.112cm" svg:height="1.016cm" svg:x="5.064cm" svg:y="13.7cm">
          <text:p text:style-name="P1"><text:span text:style-name="T58">DBTable Connector</text:span></text:p>
          <draw:enhanced-geometry svg:viewBox="0 0 21600 21600" draw:type="rectangle" draw:enhanced-path="M 0 0 L 21600 0 21600 21600 0 21600 0 0 Z N"/>
        </draw:custom-shape>
        <draw:custom-shape draw:style-name="gr52" draw:text-style-name="P33" draw:layer="layout" svg:width="19cm" svg:height="12.446cm" svg:x="1cm" svg:y="1.254cm">
          <text:p text:style-name="P1"><text:span text:style-name="T59">midPoint</text:span></text:p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4.572cm" svg:height="4.826cm" svg:x="14.97cm" svg:y="15.478cm">
          <text:p/>
          <draw:enhanced-geometry svg:viewBox="0 0 88 21600" draw:glue-points="44 ?f6 44 0 0 10800 44 21600 88 10800" draw:text-areas="0 ?f6 88 ?f3" draw:type="can" draw:modifiers="5255.2577319587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0" draw:text-style-name="P15" draw:layer="layout" svg:width="13.69cm" svg:height="4.601cm" svg:x="5.01cm" svg:y="8.366cm">
          <draw:text-box>
            <text:p><text:span text:style-name="T39">&lt;account </text:span><text:span text:style-name="T40">oid=”600ddeed-feed-beef-f00d-222233331111”&gt;</text:span></text:p>
            <text:p><text:span text:style-name="T39"><text:s text:c="2"/></text:span><text:span text:style-name="T39">&lt;name&gt;jsparow&lt;/name&gt;</text:span><text:span text:style-name="T39"><text:line-break/></text:span><text:span text:style-name="T40"> <text:s/>&lt;resourceRef oid=”abaddeed-1004-dead-b00t-888899994321”/&gt;</text:span></text:p>
            <text:p><text:span text:style-name="T39"><text:s text:c="2"/></text:span><text:span text:style-name="T39">&lt;attributes&gt;</text:span><text:span text:style-name="T39"><text:line-break/></text:span><text:span text:style-name="T39"> <text:s text:c="3"/>&lt;icfs:uid&gt;93847&lt;/icfs:uid&gt;</text:span></text:p>
            <text:p><text:span text:style-name="T39"><text:s text:c="4"/></text:span><text:span text:style-name="T39">&lt;icfs:name&gt;jsparrow&lt;/icfs:name&gt;</text:span><text:span text:style-name="T46"><text:line-break/></text:span><text:span text:style-name="T46"> <text:s text:c="3"/>&lt;ri:FULL_NAME&gt;Cpt. Jack Sparrow&lt;/ri:FULL_NAME&gt;</text:span></text:p>
            <text:p><text:span text:style-name="T46"><text:s text:c="4"/></text:span><text:span text:style-name="T46">...</text:span></text:p>
            <text:p><text:span text:style-name="T39"><text:s text:c="2"/></text:span><text:span text:style-name="T39">&lt;/attributes&gt;</text:span></text:p>
            <text:p><text:span text:style-name="T39">&lt;/account&gt;</text:span></text:p>
          </draw:text-box>
        </draw:frame>
        <draw:frame draw:style-name="gr54" draw:text-style-name="P15" draw:layer="layout" svg:width="13.469cm" svg:height="3.356cm" svg:x="5.01cm" svg:y="2.643cm">
          <draw:text-box>
            <text:p><text:span text:style-name="T39">&lt;user </text:span><text:span text:style-name="T40">oid=”600ddeed-feed-beef-f00d-111133331111”&gt;</text:span></text:p>
            <text:p><text:span text:style-name="T39"><text:s text:c="2"/></text:span><text:span text:style-name="T39">&lt;name&gt;jack&lt;/name&gt;</text:span><text:span text:style-name="T39"><text:line-break/></text:span><text:span text:style-name="T40"> <text:s/>&lt;givenName&gt;Jack&lt;/givenName&gt;</text:span></text:p>
            <text:p><text:span text:style-name="T40"><text:s text:c="2"/></text:span><text:span text:style-name="T40">&lt;familyName&gt;Sparrow&lt;/familyName&gt;</text:span><text:span text:style-name="T40"><text:line-break/></text:span><text:span text:style-name="T40"> <text:s/>&lt;fullName&gt;Cpt. Jack Sparrow&lt;/fullName&gt;</text:span></text:p>
            <text:p><text:span text:style-name="T39"><text:s text:c="2"/></text:span><text:span text:style-name="T39">&lt;accountRef oid=”600ddeed-feed-beef-f00d-222233331111”/&gt;</text:span></text:p>
            <text:p><text:span text:style-name="T39">&lt;/user&gt;</text:span></text:p>
          </draw:text-box>
        </draw:frame>
        <draw:frame draw:style-name="standard" draw:layer="layout" svg:width="11.374cm" svg:height="2.331cm" svg:x="7.604cm" svg:y="17.21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41">ID</text:span></text:p>
              </table:table-cell>
              <table:table-cell>
                <text:p><text:span text:style-name="T41">LOGIN</text:span></text:p>
              </table:table-cell>
              <table:table-cell>
                <text:p><text:span text:style-name="T41">FULL_NAME</text:span></text:p>
              </table:table-cell>
            </table:table-row>
            <table:table-row table:style-name="ro1" table:default-cell-style-name="ce2">
              <table:table-cell>
                <text:p><text:span text:style-name="T41">93847</text:span></text:p>
              </table:table-cell>
              <table:table-cell>
                <text:p><text:span text:style-name="T41">jsparrow</text:span></text:p>
              </table:table-cell>
              <table:table-cell>
                <text:p><text:span text:style-name="T41">Cpt. Jack Sparrow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9" draw:text-style-name="P34" draw:layer="layout" svg:width="2.441cm" svg:height="0.878cm" svg:x="16.144cm" svg:y="15.616cm">
          <draw:text-box>
            <text:p><text:span text:style-name="T60">MySQL</text:span></text:p>
          </draw:text-box>
        </draw:frame>
        <draw:custom-shape draw:style-name="gr55" draw:text-style-name="P1" draw:layer="layout" svg:width="1.27cm" svg:height="4.572cm" svg:x="10.144cm" svg:y="12.43cm">
          <text:p/>
          <draw:enhanced-geometry svg:viewBox="0 0 21600 21600" draw:text-areas="?f0 ?f8 ?f2 ?f9" draw:type="up-down-arrow" draw:modifiers="6984.73642800944 4359.6763612508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path draw:style-name="gr56" draw:text-style-name="P1" draw:layer="layout" svg:width="2.136cm" svg:height="3.887cm" draw:transform="rotate (-0.179768912955417) translate (17.7281163610398cm 4.94602173108143cm)" svg:viewBox="0 0 2137 3888" svg:d="m556 19c1700-309 2693 3278-556 3869">
          <text:p/>
        </draw:path>
        <draw:path draw:style-name="gr38" draw:text-style-name="P1" draw:layer="layout" svg:width="4.812cm" svg:height="6.672cm" draw:transform="rotate (-0.179768912955417) translate (2.52655023749064cm 4.04870760131934cm)" svg:viewBox="0 0 4813 6673" svg:d="m2837 0c-4453 1067-3567 7360 1976 6611">
          <text:p/>
        </draw:path>
        <draw:path draw:style-name="gr57" draw:text-style-name="P1" draw:layer="layout" svg:width="4.33cm" svg:height="5.875cm" draw:transform="rotate (-0.179768912955417) translate (2.86727852576919cm 4.61862842575282cm)" svg:viewBox="0 0 4331 5876" svg:d="m2491 0c-4203 1022-2750 6179 1840 5862">
          <text:p/>
        </draw:path>
        <draw:frame draw:style-name="gr9" draw:text-style-name="P35" draw:layer="layout" svg:width="2.267cm" svg:height="1.199cm" svg:x="2.778cm" svg:y="6.588cm">
          <draw:text-box>
            <text:p><text:span text:style-name="T61">inbound</text:span><text:span text:style-name="T61"><text:line-break/></text:span><text:span text:style-name="T61">mapping</text:span></text:p>
          </draw:text-box>
        </draw:frame>
        <draw:frame draw:style-name="gr9" draw:text-style-name="P35" draw:layer="layout" svg:width="2.449cm" svg:height="1.199cm" svg:x="2.064cm" svg:y="11.485cm">
          <draw:text-box>
            <text:p><text:span text:style-name="T61">outbound</text:span></text:p>
            <text:p><text:span text:style-name="T61">mapping</text:span></text:p>
          </draw:text-box>
        </draw:frame>
        <draw:frame draw:style-name="gr9" draw:text-style-name="P35" draw:layer="layout" svg:width="1.234cm" svg:height="0.725cm" svg:x="18.054cm" svg:y="7.133cm">
          <draw:text-box>
            <text:p><text:span text:style-name="T61">link</text:span></text:p>
          </draw:text-box>
        </draw:frame>
      </draw:page>
      <draw:page draw:name="page15" draw:style-name="dp1" draw:master-page-name="Default">
        <draw:custom-shape draw:style-name="gr1" draw:text-style-name="P3" draw:layer="layout" svg:width="8.128cm" svg:height="7.896cm" svg:x="3.032cm" svg:y="1.486cm">
          <draw:glue-point draw:id="4" svg:x="2.351cm" svg:y="-5cm"/>
          <draw:glue-point draw:id="5" svg:x="-2.11cm" svg:y="-5cm"/>
          <text:p text:style-name="P1"><text:span text:style-name="T1">Resource</text:span><text:span text:style-name="T1"><text:line-break/></text:span><text:span text:style-name="T2"> </text:span></text:p>
          <text:p text:style-name="P2"><text:span text:style-name="T9">oid = aa19d01e-...</text:span></text:p>
          <text:p text:style-name="P2"><text:span text:style-name="T5">name = ”Resource A”</text:span></text:p>
          <draw:enhanced-geometry svg:viewBox="0 0 21600 21600" draw:path-stretchpoint-x="10800" draw:path-stretchpoint-y="10800" draw:text-areas="?f3 ?f4 ?f5 ?f6" draw:type="round-rectangle" draw:modifiers="1838.06508800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" draw:layer="layout" svg:width="7.092cm" svg:height="0.544cm" svg:x="3.54cm" svg:y="4.012cm">
          <draw:glue-point draw:id="4" svg:x="2.351cm" svg:y="-5cm"/>
          <draw:glue-point draw:id="5" svg:x="-2.11cm" svg:y="-5cm"/>
          <text:p text:style-name="P2"><text:span text:style-name="T7">configuration</text:span><text:span text:style-name="T2"> </text:span><text:span text:style-name="T6"><text:line-break/></text:span><text:span text:style-name="T6"/></text:p>
          <draw:enhanced-geometry svg:viewBox="0 0 21600 21600" draw:path-stretchpoint-x="10800" draw:path-stretchpoint-y="10800" draw:text-areas="?f3 ?f4 ?f5 ?f6" draw:type="round-rectangle" draw:modifiers="4586.107470511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6" draw:layer="layout" svg:width="7.092cm" svg:height="0.544cm" svg:x="3.54cm" svg:y="3.286cm">
          <draw:glue-point draw:id="4" svg:x="2.351cm" svg:y="-5cm"/>
          <draw:glue-point draw:id="5" svg:x="-2.11cm" svg:y="-5cm"/>
          <text:p text:style-name="P2"><text:span text:style-name="T7">connectorRef oid=.... </text:span></text:p>
          <draw:enhanced-geometry svg:viewBox="0 0 21600 21600" draw:path-stretchpoint-x="10800" draw:path-stretchpoint-y="10800" draw:text-areas="?f3 ?f4 ?f5 ?f6" draw:type="round-rectangle" draw:modifiers="4133.158584534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" xml:id="id43" draw:id="id43" draw:layer="layout" svg:width="7.092cm" svg:height="1.524cm" svg:x="3.54cm" svg:y="4.81cm">
          <draw:glue-point draw:id="4" svg:x="2.351cm" svg:y="-5cm"/>
          <draw:glue-point draw:id="5" svg:x="-2.11cm" svg:y="-5cm"/>
          <text:p text:style-name="P2"><text:span text:style-name="T7">schema</text:span><text:span text:style-name="T12"><text:line-break/></text:span><text:span text:style-name="T12">...</text:span><text:span text:style-name="T12"><text:line-break/></text:span><text:span text:style-name="T12"> <text:s/>&lt;element name=”cn” type=”xsd:string” ...&gt;</text:span><text:span text:style-name="T12"><text:line-break/></text:span><text:span text:style-name="T12">...</text:span></text:p>
          <draw:enhanced-geometry svg:viewBox="0 0 21600 21600" draw:path-stretchpoint-x="10800" draw:path-stretchpoint-y="10800" draw:text-areas="?f3 ?f4 ?f5 ?f6" draw:type="round-rectangle" draw:modifiers="2475.553369404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6" xml:id="id45" draw:id="id45" draw:layer="layout" svg:width="7.092cm" svg:height="1.524cm" svg:x="3.54cm" svg:y="6.588cm">
          <draw:glue-point draw:id="4" svg:x="2.351cm" svg:y="-5cm"/>
          <draw:glue-point draw:id="5" svg:x="-2.11cm" svg:y="-5cm"/>
          <draw:glue-point draw:id="6" svg:x="5.002cm" svg:y="3.333cm"/>
          <text:p text:style-name="P2"><text:span text:style-name="T7">schemaHandling</text:span></text:p>
          <text:p text:style-name="P2"><text:span text:style-name="T12">...</text:span><text:span text:style-name="T12"><text:line-break/></text:span><text:span text:style-name="T12"> <text:s/>&lt;attribute&gt;&lt;ref&gt;ri:cn&lt;/ref&gt;&lt;outbound&gt;....</text:span><text:span text:style-name="T12"><text:line-break/></text:span><text:span text:style-name="T12">...</text:span></text:p>
          <draw:enhanced-geometry svg:viewBox="0 0 21600 21600" draw:path-stretchpoint-x="10800" draw:path-stretchpoint-y="10800" draw:text-areas="?f3 ?f4 ?f5 ?f6" draw:type="round-rectangle" draw:modifiers="3059.008654602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6" draw:layer="layout" svg:width="7.092cm" svg:height="0.508cm" svg:x="3.54cm" svg:y="8.366cm">
          <draw:glue-point draw:id="4" svg:x="2.351cm" svg:y="-5cm"/>
          <draw:glue-point draw:id="5" svg:x="-2.11cm" svg:y="-5cm"/>
          <text:p text:style-name="P2"><text:span text:style-name="T7">synchronization</text:span></text:p>
          <draw:enhanced-geometry svg:viewBox="0 0 21600 21600" draw:path-stretchpoint-x="10800" draw:path-stretchpoint-y="10800" draw:text-areas="?f3 ?f4 ?f5 ?f6" draw:type="round-rectangle" draw:modifiers="6110.805500982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" xml:id="id44" draw:id="id44" draw:layer="layout" svg:width="3.81cm" svg:height="3.556cm" svg:x="1.254cm" svg:y="10.144cm">
          <draw:glue-point draw:id="4" svg:x="2.351cm" svg:y="-5cm"/>
          <draw:glue-point draw:id="5" svg:x="-2.11cm" svg:y="-5cm"/>
          <text:p text:style-name="P2"><text:span text:style-name="T7">schema</text:span><text:span text:style-name="T12"><text:line-break/></text:span><text:span text:style-name="T12">AccountObjectClass:</text:span><text:span text:style-name="T12"><text:line-break/></text:span><text:span text:style-name="T12"> <text:s/>icfs:name <text:s text:c="2"/>string</text:span><text:span text:style-name="T12"><text:line-break/></text:span><text:span text:style-name="T12"> <text:s/>icfs:uid <text:s text:c="3"/>string</text:span><text:span text:style-name="T12"><text:line-break/></text:span><text:span text:style-name="T12"> <text:s/>cn <text:s text:c="9"/>string</text:span><text:span text:style-name="T12"><text:line-break/></text:span><text:span text:style-name="T12"> <text:s/>sn <text:s text:c="9"/>string</text:span><text:span text:style-name="T12"><text:line-break/></text:span><text:span text:style-name="T12"> <text:s/>uid <text:s text:c="8"/>string</text:span></text:p>
          <text:p text:style-name="P2"><text:span text:style-name="T12"><text:s text:c="2"/></text:span><text:span text:style-name="T12">givenName <text:s text:c="2"/>string</text:span></text:p>
          <draw:enhanced-geometry svg:viewBox="0 0 21600 21600" draw:path-stretchpoint-x="10800" draw:path-stretchpoint-y="10800" draw:text-areas="?f3 ?f4 ?f5 ?f6" draw:type="round-rectangle" draw:modifiers="2475.553369404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" draw:layer="layout" svg:width="0.762cm" svg:height="0.762cm" svg:x="5.572cm" svg:y="11.54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690.9567496723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6" xml:id="id46" draw:id="id46" draw:layer="layout" svg:width="5.412cm" svg:height="3.556cm" svg:x="6.764cm" svg:y="10.144cm">
          <draw:glue-point draw:id="4" svg:x="2.351cm" svg:y="-5cm"/>
          <draw:glue-point draw:id="5" svg:x="-2.11cm" svg:y="-5cm"/>
          <draw:glue-point draw:id="6" svg:x="3.592cm" svg:y="-5cm"/>
          <text:p text:style-name="P2"><text:span text:style-name="T7">schemaHandling</text:span></text:p>
          <text:p text:style-name="P2"><text:span text:style-name="T12">accountType: “Default Account”</text:span></text:p>
          <text:p text:style-name="P2"><text:span text:style-name="T12"><text:s text:c="2"/></text:span><text:span text:style-name="T12">default: true</text:span><text:span text:style-name="T12"><text:line-break/></text:span><text:span text:style-name="T12"> <text:s/>objectClass: AccountObjectClass</text:span></text:p>
          <text:p text:style-name="P2"><text:span text:style-name="T12"><text:s text:c="2"/></text:span><text:span text:style-name="T12">attribute “cn”</text:span></text:p>
          <text:p text:style-name="P2"><text:span text:style-name="T12"><text:s text:c="4"/></text:span><text:span text:style-name="T12">displayName: “Common Name”</text:span><text:span text:style-name="T12"><text:line-break/></text:span><text:span text:style-name="T12"> <text:s text:c="3"/>outbound: $user/fullName</text:span><text:span text:style-name="T12"><text:line-break/></text:span><text:span text:style-name="T12">...</text:span></text:p>
          <draw:enhanced-geometry svg:viewBox="0 0 21600 21600" draw:path-stretchpoint-x="10800" draw:path-stretchpoint-y="10800" draw:text-areas="?f3 ?f4 ?f5 ?f6" draw:type="round-rectangle" draw:modifiers="3059.008654602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9" draw:text-style-name="P1" draw:layer="layout" svg:width="0.508cm" svg:height="0.169cm" svg:x="12.684cm" svg:y="11.668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1" draw:layer="layout" svg:width="0.508cm" svg:height="0.169cm" svg:x="12.684cm" svg:y="12.007cm">
            <text:p/>
            <draw:enhanced-geometry svg:viewBox="0 0 21600 21600" draw:type="rectangle" draw:enhanced-path="M 0 0 L 21600 0 21600 21600 0 21600 0 0 Z N"/>
          </draw:custom-shape>
        </draw:g>
        <draw:custom-shape draw:style-name="gr60" draw:text-style-name="P36" draw:layer="layout" svg:width="6.174cm" svg:height="3.556cm" svg:x="13.622cm" svg:y="10.144cm">
          <draw:glue-point draw:id="4" svg:x="2.351cm" svg:y="-5cm"/>
          <draw:glue-point draw:id="5" svg:x="-2.11cm" svg:y="-5cm"/>
          <text:p text:style-name="P2"><text:span text:style-name="T12">Default account has:</text:span><text:span text:style-name="T12"><text:line-break/></text:span><text:span text:style-name="T12"> <text:s/>object class: AccountObjectClas</text:span><text:span text:style-name="T12"><text:line-break/></text:span><text:span text:style-name="T12"> <text:s/>attributes:</text:span></text:p>
          <text:p text:style-name="P2"><text:span text:style-name="T12"><text:s text:c="4"/></text:span><text:span text:style-name="T12">icfs:name <text:s text:c="5"/>string</text:span><text:span text:style-name="T12"><text:line-break/></text:span><text:span text:style-name="T12"> <text:s text:c="3"/>icfs:uid <text:s text:c="6"/>string</text:span><text:span text:style-name="T12"><text:line-break/></text:span><text:span text:style-name="T12"> <text:s text:c="3"/>cn <text:s text:c="12"/>string</text:span><text:span text:style-name="T12"><text:line-break/></text:span><text:span text:style-name="T12"> <text:s text:c="5"/>display name: “Common Name”</text:span><text:span text:style-name="T12"><text:line-break/></text:span><text:span text:style-name="T12"> <text:s text:c="5"/>outbound mapping: $user/fullName</text:span><text:span text:style-name="T12"><text:line-break/></text:span><text:span text:style-name="T12"> <text:s text:c="3"/>sn <text:s text:c="12"/>string</text:span><text:span text:style-name="T12"><text:line-break/></text:span><text:span text:style-name="T12"> <text:s text:c="3"/>uid <text:s text:c="11"/>string</text:span><text:span text:style-name="T12"><text:line-break/></text:span><text:span text:style-name="T12"> <text:s text:c="3"/>givenName <text:s text:c="5"/>string</text:span></text:p>
          <text:p text:style-name="P2"><text:span text:style-name="T62"><text:s/></text:span></text:p>
          <draw:enhanced-geometry svg:viewBox="0 0 21600 21600" draw:path-stretchpoint-x="10800" draw:path-stretchpoint-y="10800" draw:text-areas="?f3 ?f4 ?f5 ?f6" draw:type="round-rectangle" draw:modifiers="3059.008654602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1" draw:text-style-name="P1" draw:layer="layout" draw:type="curve" svg:x1="3.54cm" svg:y1="5.572cm" svg:x2="2.356cm" svg:y2="10.144cm" draw:start-shape="id43" draw:start-glue-point="3" draw:end-shape="id44" draw:end-glue-point="5" svg:d="m3540 5572c-790 0-1184 1524-1184 4572" svg:viewBox="0 0 1185 4573">
          <text:p/>
        </draw:connector>
        <draw:connector draw:style-name="gr61" draw:text-style-name="P1" draw:layer="layout" draw:type="curve" svg:x1="10.632cm" svg:y1="7.857cm" svg:x2="11.413cm" svg:y2="10.144cm" draw:start-shape="id45" draw:start-glue-point="6" draw:end-shape="id46" draw:end-glue-point="6" svg:d="m10632 7857c521 0 781 762 781 2287" svg:viewBox="0 0 782 2288">
          <text:p/>
        </draw:connector>
        <draw:custom-shape draw:style-name="gr62" draw:text-style-name="P3" xml:id="id47" draw:id="id47" draw:layer="layout" svg:width="3.048cm" svg:height="1.27cm" svg:x="15.732cm" svg:y="1.762cm">
          <draw:glue-point draw:id="4" svg:x="5cm" svg:y="3.421cm"/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onnector draw:style-name="gr63" draw:text-style-name="P1" draw:layer="layout" draw:type="curve" svg:x1="17.256cm" svg:y1="3.032cm" svg:x2="10.632cm" svg:y2="5.572cm" draw:start-shape="id47" draw:start-glue-point="2" draw:end-shape="id43" draw:end-glue-point="1" svg:d="m17256 3032c0 1694-2208 2540-6624 2540" svg:viewBox="0 0 6625 2541">
          <text:p/>
        </draw:connector>
        <draw:custom-shape draw:style-name="gr64" draw:text-style-name="P3" draw:layer="layout" svg:width="5.08cm" svg:height="0.762cm" svg:x="12.684cm" svg:y="4.048cm">
          <text:p text:style-name="P1"><text:span text:style-name="T1">Connector</text:span></text:p>
          <draw:enhanced-geometry svg:viewBox="0 0 21600 21600" draw:type="rectangle" draw:enhanced-path="M 0 0 L 21600 0 21600 21600 0 21600 0 0 Z N"/>
        </draw:custom-shape>
        <draw:frame draw:style-name="gr65" draw:text-style-name="P37" draw:layer="layout" svg:width="3.139cm" svg:height="0.645cm" svg:x="14.117cm" svg:y="3.149cm">
          <draw:text-box>
            <text:p><text:span text:style-name="T7">Retrieve schema</text:span></text:p>
          </draw:text-box>
        </draw:frame>
        <draw:frame draw:style-name="gr66" draw:text-style-name="P5" draw:layer="layout" svg:width="3.647cm" svg:height="0.645cm" svg:x="11.577cm" svg:y="5.572cm">
          <draw:text-box>
            <text:p><text:span text:style-name="T7">Generate definition</text:span></text:p>
          </draw:text-box>
        </draw:frame>
        <draw:g xml:id="id48" draw:id="id48">
          <draw:custom-shape draw:style-name="gr67" draw:text-style-name="P38" draw:layer="layout" svg:width="0.648cm" svg:height="0.648cm" svg:x="17.463cm" svg:y="6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8" draw:text-style-name="P38" draw:layer="layout" svg:x1="17.788cm" svg:y1="7.618cm" svg:x2="17.788cm" svg:y2="8.698cm">
            <text:p/>
          </draw:line>
          <draw:line draw:style-name="gr69" draw:text-style-name="P38" draw:layer="layout" svg:x1="17.248cm" svg:y1="7.833cm" svg:x2="18.328cm" svg:y2="7.833cm">
            <text:p/>
          </draw:line>
          <draw:g>
            <draw:line draw:style-name="gr70" draw:text-style-name="P38" draw:layer="layout" svg:x1="17.788cm" svg:y1="8.696cm" svg:x2="17.356cm" svg:y2="9.128cm">
              <text:p/>
            </draw:line>
            <draw:line draw:style-name="gr71" draw:text-style-name="P38" draw:layer="layout" svg:x1="17.788cm" svg:y1="8.696cm" svg:x2="18.22cm" svg:y2="9.128cm">
              <text:p/>
            </draw:line>
          </draw:g>
        </draw:g>
        <draw:frame draw:style-name="gr65" draw:text-style-name="P3" draw:layer="layout" svg:width="3cm" svg:height="1.199cm" svg:x="16.288cm" svg:y="5.643cm">
          <draw:text-box>
            <text:p text:style-name="P1"><text:span text:style-name="T1">IDM</text:span><text:span text:style-name="T1"><text:line-break/></text:span><text:span text:style-name="T1">Administrator</text:span></text:p>
          </draw:text-box>
        </draw:frame>
        <draw:connector draw:style-name="gr63" draw:text-style-name="P1" draw:layer="layout" draw:type="curve" svg:x1="17.248cm" svg:y1="8.049cm" svg:x2="10.632cm" svg:y2="7.35cm" draw:start-shape="id48" draw:start-glue-point="3" draw:end-shape="id45" draw:end-glue-point="1" svg:d="m17248 8049c-4978 0-1671-699-6616-699" svg:viewBox="0 0 6617 700">
          <text:p/>
        </draw:connector>
        <draw:frame draw:style-name="gr66" draw:text-style-name="P5" draw:layer="layout" svg:width="3.048cm" svg:height="0.645cm" svg:x="15.224cm" svg:y="8.112cm">
          <draw:text-box>
            <text:p><text:span text:style-name="T7">Config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dovan Semančík</meta:initial-creator>
    <meta:creation-date>2011-09-26T17:04:13</meta:creation-date>
    <dc:date>2014-01-09T19:45:42</dc:date>
    <dc:creator>Radovan Semancik</dc:creator>
    <meta:editing-duration>P1DT8H35M23S</meta:editing-duration>
    <meta:editing-cycles>79</meta:editing-cycles>
    <meta:generator>LibreOffice/4.0.2.2$Linux_X86_64 LibreOffice_project/400m0$Build-2</meta:generator>
    <meta:document-statistic meta:object-count="212"/>
  </office:meta>
</office:document-meta>
</file>